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1.5752in" fo:break-before="auto" style:use-optimal-row-height="true"/>
    </style:style>
    <style:style style:name="ro9" style:family="table-row">
      <style:table-row-properties style:row-height="3.1299in" fo:break-before="auto" style:use-optimal-row-height="true"/>
    </style:style>
    <style:style style:name="ro10" style:family="table-row">
      <style:table-row-properties style:row-height="3.2854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1.8862in" fo:break-before="auto" style:use-optimal-row-height="true"/>
    </style:style>
    <style:style style:name="ro16" style:family="table-row">
      <style:table-row-properties style:row-height="2.6634in" fo:break-before="auto" style:use-optimal-row-height="true"/>
    </style:style>
    <style:style style:name="ro17" style:family="table-row">
      <style:table-row-properties style:row-height="2.5075in" fo:break-before="auto" style:use-optimal-row-height="true"/>
    </style:style>
    <style:style style:name="ro18" style:family="table-row">
      <style:table-row-properties style:row-height="2.9744in" fo:break-before="auto" style:use-optimal-row-height="true"/>
    </style:style>
    <style:style style:name="ro19" style:family="table-row">
      <style:table-row-properties style:row-height="3.7516in" fo:break-before="auto" style:use-optimal-row-height="true"/>
    </style:style>
    <style:style style:name="ro20" style:family="table-row">
      <style:table-row-properties style:row-height="3.3366in" fo:break-before="auto" style:use-optimal-row-height="true"/>
    </style:style>
    <style:style style:name="ro21" style:family="table-row">
      <style:table-row-properties style:row-height="2.3528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2.8189in" fo:break-before="auto" style:use-optimal-row-height="true"/>
    </style:style>
    <style:style style:name="ro25" style:family="table-row">
      <style:table-row-properties style:row-height="1.7307in" fo:break-before="auto" style:use-optimal-row-height="true"/>
    </style:style>
    <style:style style:name="ro26" style:family="table-row">
      <style:table-row-properties style:row-height="2.1972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2.0417in" fo:break-before="auto" style:use-optimal-row-height="true"/>
    </style:style>
    <style:style style:name="ro29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7" style:family="text">
      <style:text-properties style:font-name="Arial" fo:font-weight="bold" style:font-name-asian="Lucida Sans Unicode" style:font-name-complex="Tahoma2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5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6" style:family="text">
      <style:text-properties style:font-name="Arial" fo:font-weight="normal" style:font-name-asian="Lucida Sans Unicode" style:font-name-complex="Tahoma2"/>
    </style:style>
    <style:style style:name="T17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0" style:family="text">
      <style:text-properties style:font-weight-asian="bold" style:font-weight-complex="bold"/>
    </style:style>
    <style:style style:name="T21" style:family="text">
      <style:text-properties fo:font-weight="bold" style:font-name-asian="Lucida Sans Unicode" style:font-weight-asian="bold" style:font-name-complex="Tahoma2" style:font-weight-complex="bold"/>
    </style:style>
    <style:style style:name="T22" style:family="text">
      <style:text-properties fo:font-weight="normal" style:font-name-asian="Lucida Sans Unicode" style:font-name-complex="Tahoma2"/>
    </style:style>
    <style:style style:name="T23" style:family="text">
      <style:text-properties fo:font-weight="normal" style:font-name-asian="Lucida Sans Unicode" style:font-weight-asian="normal" style:font-name-complex="Tahoma2" style:font-weight-complex="normal"/>
    </style:style>
    <style:style style:name="T24" style:family="text">
      <style:text-properties style:font-name="Arial" fo:font-size="10pt" style:font-size-asian="10pt" style:font-size-complex="10pt"/>
    </style:style>
    <style:style style:name="T25" style:family="text">
      <style:text-properties fo:font-size="12pt"/>
    </style:style>
    <style:style style:name="T26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6"/>
        <table:table-column table:style-name="co6" table:default-cell-style-name="ce3"/>
        <table:table-column table:style-name="co5" table:default-cell-style-name="ce37"/>
        <table:table-column table:style-name="co7" table:default-cell-style-name="ce41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2"/>
        <table:table-column table:style-name="co5" table:default-cell-style-name="ce21"/>
        <table:table-column table:style-name="co5" table:number-columns-repeated="1015" table:default-cell-style-name="Default"/>
        <table:table-row table:style-name="ro7">
          <table:table-cell table:style-name="ce23"/>
          <table:table-cell table:style-name="ce27" office:value-type="string">
            <text:p>SNIFF TEST</text:p>
          </table:table-cell>
          <table:table-cell table:style-name="ce33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2"/>
          <table:table-cell table:style-name="ce73" office:value-type="string">
            <text:p>Passed</text:p>
          </table:table-cell>
          <table:table-cell table:style-name="ce73" table:formula="of:=COUNTIF([.L$7:.L$1007];[.$K1])" office:value-type="float" office:value="0">
            <text:p>0</text:p>
          </table:table-cell>
          <table:table-cell table:style-name="ce73" table:formula="of:=COUNTIF([.M$7:.M$1007];[.$K1])" office:value-type="float" office:value="0">
            <text:p>0</text:p>
          </table:table-cell>
          <table:table-cell table:style-name="ce73" table:formula="of:=COUNTIF([.N$7:.N$1007];[.$K1])" office:value-type="float" office:value="0">
            <text:p>0</text:p>
          </table:table-cell>
          <table:table-cell table:style-name="ce73" table:formula="of:=COUNTIF([.O$7:.O$1007];[.$K1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8"/>
          <table:table-cell table:style-name="ce34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3"/>
          <table:table-cell table:style-name="ce73" office:value-type="string">
            <text:p>Failed</text:p>
          </table:table-cell>
          <table:table-cell table:style-name="ce73" table:formula="of:=COUNTIF([.L$7:.L$1007];[.$K2])" office:value-type="float" office:value="0">
            <text:p>0</text:p>
          </table:table-cell>
          <table:table-cell table:style-name="ce73" table:formula="of:=COUNTIF([.M$7:.M$1007];[.$K2])" office:value-type="float" office:value="0">
            <text:p>0</text:p>
          </table:table-cell>
          <table:table-cell table:style-name="ce73" table:formula="of:=COUNTIF([.N$7:.N$1007];[.$K2])" office:value-type="float" office:value="0">
            <text:p>0</text:p>
          </table:table-cell>
          <table:table-cell table:style-name="ce73" table:formula="of:=COUNTIF([.O$7:.O$1007];[.$K2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9" office:value-type="string">
            <text:p>Function List<text:span text:style-name="T1">:</text:span></text:p>
          </table:table-cell>
          <table:table-cell table:style-name="ce35" office:value-type="string" table:number-columns-spanned="3" table:number-rows-spanned="1">
            <text:p>SniffTest of ECMS 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3" office:value-type="string">
            <text:p>Blocked</text:p>
          </table:table-cell>
          <table:table-cell table:style-name="ce73" table:formula="of:=COUNTIF([.L$7:.L$1007];[.$K3])" office:value-type="float" office:value="0">
            <text:p>0</text:p>
          </table:table-cell>
          <table:table-cell table:style-name="ce73" table:formula="of:=COUNTIF([.M$7:.M$1007];[.$K3])" office:value-type="float" office:value="0">
            <text:p>0</text:p>
          </table:table-cell>
          <table:table-cell table:style-name="ce73" table:formula="of:=COUNTIF([.N$7:.N$1007];[.$K3])" office:value-type="float" office:value="0">
            <text:p>0</text:p>
          </table:table-cell>
          <table:table-cell table:style-name="ce73" table:formula="of:=COUNTIF([.O$7:.O$1007];[.$K3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3"/>
          <table:table-cell table:style-name="ce29" office:value-type="string">
            <text:p>Total main cases:</text:p>
          </table:table-cell>
          <table:table-cell table:style-name="ce35" table:formula="of:=MAX([.A7:.A997])" office:value-type="float" office:value="89" table:number-columns-spanned="3" table:number-rows-spanned="1">
            <text:p>89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4" office:value-type="string">
            <text:p>Untested</text:p>
          </table:table-cell>
          <table:table-cell table:style-name="ce73" table:formula="of:=COUNTIF([.L$7:.L$1007];[.$K4])" office:value-type="float" office:value="0">
            <text:p>0</text:p>
          </table:table-cell>
          <table:table-cell table:style-name="ce73" table:formula="of:=COUNTIF([.M$7:.M$1007];[.$K4])" office:value-type="float" office:value="0">
            <text:p>0</text:p>
          </table:table-cell>
          <table:table-cell table:style-name="ce73" table:formula="of:=COUNTIF([.N$7:.N$1007];[.$K4])" office:value-type="float" office:value="0">
            <text:p>0</text:p>
          </table:table-cell>
          <table:table-cell table:style-name="ce73" table:formula="of:=COUNTIF([.O$7:.O$1007];[.$K4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30"/>
          <table:table-cell table:style-name="ce36"/>
          <table:table-cell table:style-name="ce38" table:number-columns-repeated="6"/>
          <table:table-cell table:style-name="ce74"/>
          <table:table-cell office:value-type="string">
            <text:p>N/A</text:p>
          </table:table-cell>
          <table:table-cell table:style-name="ce73" table:formula="of:=COUNTIF([.L$7:.L$1007];[.$K5])" office:value-type="float" office:value="0">
            <text:p>0</text:p>
          </table:table-cell>
          <table:table-cell table:style-name="ce73" table:formula="of:=COUNTIF([.M$7:.M$1007];[.$K5])" office:value-type="float" office:value="0">
            <text:p>0</text:p>
          </table:table-cell>
          <table:table-cell table:style-name="ce73" table:formula="of:=COUNTIF([.N$7:.N$1007];[.$K5])" office:value-type="float" office:value="0">
            <text:p>0</text:p>
          </table:table-cell>
          <table:table-cell table:style-name="ce73" table:formula="of:=COUNTIF([.O$7:.O$1007];[.$K5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4" office:value-type="string">
            <text:p>Case No</text:p>
          </table:table-cell>
          <table:table-cell table:style-name="ce31" office:value-type="string">
            <text:p>Related function</text:p>
          </table:table-cell>
          <table:table-cell table:style-name="ce31" office:value-type="string">
            <text:p>Case ID</text:p>
          </table:table-cell>
          <table:table-cell table:style-name="ce31" office:value-type="string">
            <text:p>Path</text:p>
          </table:table-cell>
          <table:table-cell table:style-name="ce31" office:value-type="string">
            <text:p>Case 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Steps</text:p>
          </table:table-cell>
          <table:table-cell table:style-name="ce31" office:value-type="string">
            <text:p>Expected Output</text:p>
          </table:table-cell>
          <table:table-cell table:style-name="ce31" office:value-type="string">
            <text:p>Priority</text:p>
          </table:table-cell>
          <table:table-cell table:style-name="ce31" office:value-type="string">
            <text:p>Affect</text:p>
          </table:table-cell>
          <table:table-cell table:style-name="ce31"/>
          <table:table-cell table:style-name="ce31" office:value-type="string">
            <text:p>FF</text:p>
          </table:table-cell>
          <table:table-cell table:style-name="ce31" office:value-type="string">
            <text:p>IE</text:p>
          </table:table-cell>
          <table:table-cell table:style-name="ce31" table:number-columns-repeated="2"/>
          <table:table-cell table:style-name="ce31" office:value-type="string">
            <text:p>Comment</text:p>
          </table:table-cell>
          <table:table-cell table:style-name="ce76" table:number-columns-repeated="1008"/>
        </table:table-row>
        <table:table-row table:style-name="ro8">
          <table:table-cell table:style-name="ce25"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ingle_Content_Viewer</text:p>
          </table:table-cell>
          <table:table-cell office:value-type="string">
            <text:p>Create new Single Content Viewer page</text:p>
          </table:table-cell>
          <table:table-cell office:value-type="string">
            <text:p>Step 1: Create new Single Content Viewer page</text:p>
          </table:table-cell>
          <table:table-cell office:value-type="string">
            <text:p>- Login acme by Admin/Web contributor</text:p>
            <text:p>- Choose <text:span text:style-name="T2">Site Editor/Create new </text:span><text:span text:style-name="T2">page</text:span></text:p>
            <text:p><text:span text:style-name="T2">- </text:span><text:span text:style-name="T3">Drag and drop Content Detail portlet </text:span><text:span text:style-name="T3">to this site</text:span></text:p>
            <text:p><text:span text:style-name="T3">- Click Edit icon to edit this porlet</text:span></text:p>
            <text:p>- Choose <text:span text:style-name="T2">Select a content</text:span> option </text:p>
            <text:p>- Select path where stores these web contents/documents</text:p>
            <text:p>- Click icon in Action column in the right to select one of them</text:p>
          </table:table-cell>
          <table:table-cell table:style-name="ce20" office:value-type="string">
            <text:p>The selected web content/document is viewed in Single Content Viewer portlet in the new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4">Site </text:span><text:span text:style-name="T4">Explorer/Sites </text:span><text:span text:style-name="T4">Management/acme/web contents</text:span></text:p>
            <text:p>- Select <text:span text:style-name="T4">Site editor/Add new page</text:span> to create new page. </text:p>
            <text:p>- Select page node before inputing Node Name and Display Name then click [<text:span text:style-name="T2">Next</text:span>] button</text:p>
            <text:p>- Select a page layout template</text:p>
            <text:p>- Click [<text:span text:style-name="T2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2">by folder</text:span> option</text:p>
            <text:p>- Click [<text:span text:style-name="T2">Select folder path</text:span>] icon to select <text:span text:style-name="T2">web contents (or documents)</text:span> folder in acme </text:p>
            <text:p>- Click [<text:span text:style-name="T2">Save</text:span>] button in Content list viewer configuration form</text:p>
            <text:p>- Click [Save button in add new page form</text:p>
          </table:table-cell>
          <table:table-cell table:style-name="ce20" office:value-type="string">
            <text:p>- All web contents/documents in selected folder are listed in Content List Viewer portlet in this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2">Site </text:span><text:span text:style-name="T2">Explorer/Sites </text:span><text:span text:style-name="T2">Management/acme/web contents</text:span></text:p>
            <text:p><text:span text:style-name="T5">- Select </text:span><text:span text:style-name="T6">Site editor/Add new page</text:span><text:span text:style-name="T5"> to </text:span><text:span text:style-name="T5">create new page. </text:span></text:p>
            <text:p><text:span text:style-name="T5">- Select page node before inputing </text:span><text:span text:style-name="T5">Node Name and Display Name then </text:span><text:span text:style-name="T5">click [</text:span><text:span text:style-name="T7">Next</text:span><text:span text:style-name="T5">] button</text:span></text:p>
            <text:p><text:span text:style-name="T5">- Select a page layout template</text:span></text:p>
            <text:p><text:span text:style-name="T5">- Click [</text:span><text:span text:style-name="T7">Next</text:span><text:span text:style-name="T5">] button</text:span></text:p>
            <text:p><text:span text:style-name="T5">- Choose a Content list viewer portlet </text:span><text:span text:style-name="T5">by drag and drop from page editor</text:span></text:p>
            <text:p><text:span text:style-name="T5">- Click edit portlet icon of this Content </text:span><text:span text:style-name="T5">list viewer portlet</text:span></text:p>
            <text:p>- Choose <text:span text:style-name="T2">by contents</text:span> option</text:p>
            <text:p>- Click [<text:span text:style-name="T2">Select folder path</text:span>] icon to some web contents/documents that you want to view</text:p>
            <text:p>- Click [<text:span text:style-name="T4">Save</text:span>] button in <text:span text:style-name="T3">Multiple </text:span><text:span text:style-name="T3">content selector</text:span> panel</text:p>
            <text:p>- Click [<text:span text:style-name="T2">Save</text:span>] button in Content list viewer configuration form</text:p>
          </table:table-cell>
          <table:table-cell table:style-name="ce20" office:value-type="string">
            <text:p>All selected web content/documents are displayed as list in List Content Viewer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Edit Single Content Viewer (Banner, Footer...) in Overview page</text:p>
          </table:table-cell>
          <table:table-cell office:value-type="string">
            <text:p>- Login acme by administrator successfully</text:p>
            <text:p>- Open Overview page</text:p>
            <text:p>- Open edit mode then click quick edit icon of any element in the banner</text:p>
            <text:p>- Edit name banner, insert logo, insert slogan, update CSS</text:p>
            <text:p>- Click [<text:span text:style-name="T2">Save</text:span>] button</text:p>
          </table:table-cell>
          <table:table-cell table:style-name="ce20" office:value-type="string">
            <text:p>Single conten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Edit Content List Viewer (Documents, Last news …)</text:p>
          </table:table-cell>
          <table:table-cell office:value-type="string">
            <text:p>- Login acme by administrator successfully</text:p>
            <text:p>- Open Overview page</text:p>
            <text:p>- Open edit mode then click quick edit icon of any CLV </text:p>
            <text:p>- Change properties in CLV configuration form</text:p>
            <text:p>- Click [<text:span text:style-name="T2">Save</text:span>] button</text:p>
          </table:table-cell>
          <table:table-cell table:style-name="ce20" office:value-type="string">
            <text:p>Content lis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UnPublication</text:p>
          </table:table-cell>
          <table:table-cell table:style-name="ce44" office:value-type="string">
            <text:p>Show draft content from page</text:p>
          </table:table-cell>
          <table:table-cell table:style-name="ce44" office:value-type="string">
            <text:p>Step 1: Show draft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0" office:value-type="string">
            <text:p>- Selected document/web content is displayed into this page with draft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ublication</text:p>
          </table:table-cell>
          <table:table-cell table:style-name="ce44" office:value-type="string">
            <text:p>Show public content from page</text:p>
          </table:table-cell>
          <table:table-cell table:style-name="ce44" office:value-type="string">
            <text:p>Step 1: Show public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and select it</text:p>
            <text:p>- Click <text:span text:style-name="T2">Manage Publications</text:span> in Action bar</text:p>
            <text:p>- Choose <text:span text:style-name="T2">Live </text:span><text:span text:style-name="T3">status</text:span></text:p>
            <text:p><text:span text:style-name="T5">- Add this document/web content into </text:span><text:span text:style-name="T5">SCV or CLV page</text:span></text:p>
            <text:p><text:span text:style-name="T5">- Go to page contains document/web </text:span><text:span text:style-name="T5">content above</text:span></text:p>
            <text:p><text:span text:style-name="T5">- Change to Public mode</text:span></text:p>
            <text:p/>
          </table:table-cell>
          <table:table-cell table:style-name="ce20" office:value-type="string">
            <text:p>- Selected document/web content is published into this page with current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age_Management</text:p>
          </table:table-cell>
          <table:table-cell office:value-type="string">
            <text:p>Add/Edit/Delete page from Page Management</text:p>
          </table:table-cell>
          <table:table-cell office:value-type="string">
            <text:p>Step 1: Add/Edit/Delete page from Page Management</text:p>
          </table:table-cell>
          <table:table-cell office:value-type="string">
            <text:p>- Login acme by admin</text:p>
            <text:p>- Choose <text:span text:style-name="T2">Group/Administration </text:span><text:span text:style-name="T2">/Page managements</text:span></text:p>
            <text:p><text:span text:style-name="T8">Add Page:</text:span></text:p>
            <text:p>- Click [<text:span text:style-name="T2">Add New Page</text:span>]</text:p>
            <text:p>- Input <text:span text:style-name="T2">Page name</text:span> and <text:span text:style-name="T2">Page title</text:span> in <text:span text:style-name="T2">Page setting</text:span> tab</text:p>
            <text:p>- Select the layout in <text:span text:style-name="T2">Page layout</text:span> tab</text:p>
            <text:p>- Click [<text:span text:style-name="T2">Save</text:span>] button</text:p>
            <text:p><text:span text:style-name="T9">Edit Page:</text:span></text:p>
            <text:p>- Click <text:span text:style-name="T4">Edit </text:span>icon corresponding of added page above</text:p>
            <text:p>- Make changes &amp; save</text:p>
            <text:p><text:span text:style-name="T9">Delete Page:</text:span></text:p>
            <text:p>- Click [<text:span text:style-name="T2">Delete</text:span>] icon corresponding to of added page then click [<text:span text:style-name="T2">OK</text:span>] button in the confirmation dialog</text:p>
          </table:table-cell>
          <table:table-cell table:style-name="ce20" office:value-type="string">
            <text:p>New page is added/edited/deleted successfully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ortal_Management</text:p>
          </table:table-cell>
          <table:table-cell office:value-type="string">
            <text:p>Create/edit/delete a portal (site)</text:p>
          </table:table-cell>
          <table:table-cell office:value-type="string">
            <text:p>Step 1: Create/edit/delete a portal (site)</text:p>
          </table:table-cell>
          <table:table-cell office:value-type="string">
            <text:p>- Login acme by admin</text:p>
            <text:p>- Click on <text:span text:style-name="T2">Sites icon</text:span> </text:p>
            <text:p><text:span text:style-name="T9">Add Portal</text:span>:</text:p>
            <text:p>- click [<text:span text:style-name="T2">Create New Portal</text:span>] button</text:p>
            <text:p>- In <text:span text:style-name="T2">Portal Setting tab</text:span>, input Portal Name</text:p>
            <text:p>- In <text:span text:style-name="T2">Permission Setting</text:span> tab, set the access and edit right. </text:p>
            <text:p>- Click [<text:span text:style-name="T2">Save</text:span>] button</text:p>
            <text:p><text:span text:style-name="T9">Edit Portal:</text:span></text:p>
            <text:p>- then click on <text:span text:style-name="T4">Edit Portal's </text:span><text:span text:style-name="T4">properties</text:span> icon corresponding of added portal above</text:p>
            <text:p>- Make changes and save</text:p>
            <text:p><text:span text:style-name="T9">Delete Portal:</text:span></text:p>
            <text:p>- next Click [<text:span text:style-name="T2">Delete</text:span>] icon corresponding of added portal above</text:p>
            <text:p>- Click [<text:span text:style-name="T2">OK</text:span>] button in the confirmation dialog</text:p>
          </table:table-cell>
          <table:table-cell table:style-name="ce20" office:value-type="string">
            <text:p>New portal (site) is added/edited/deleted successfully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2">Groups/Newsletter </text:span><text:span text:style-name="T2">Manager</text:span></text:p>
            <text:p><text:span text:style-name="T8">Add categor</text:span><text:span text:style-name="T10">y:</text:span></text:p>
            <text:p>- Click [<text:span text:style-name="T2">New Category</text:span>] action</text:p>
            <text:p>- Input Name, Title and assign moderators for this Category</text:p>
            <text:p>- Click [<text:span text:style-name="T2">Save</text:span>] button</text:p>
            <text:p><text:span text:style-name="T9">Edit category</text:span>:</text:p>
            <text:p>- select a category added by click on category's title</text:p>
            <text:p>- Click [<text:span text:style-name="T2">Administration</text:span>] button then select [<text:span text:style-name="T2">Edit Category</text:span>] action</text:p>
            <text:p>- Make changes and save</text:p>
            <text:p><text:span text:style-name="T9">Delete category</text:span>:</text:p>
            <text:p>- Click [<text:span text:style-name="T2">Administration</text:span>] button then select [<text:span text:style-name="T2">Edit Category</text:span>] action</text:p>
          </table:table-cell>
          <table:table-cell table:style-name="ce2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2">Groups/Newsletter </text:span><text:span text:style-name="T2">Manager</text:span></text:p>
            <text:p><text:span text:style-name="T8">Add Subscription</text:span><text:span text:style-name="T2">:</text:span></text:p>
            <text:p>- Click [<text:span text:style-name="T2">New Subscription</text:span>] action</text:p>
            <text:p>- Selete category from list box, Input Name, Title and assign redactors for this subscription</text:p>
            <text:p>- Click [<text:span text:style-name="T2">Save</text:span>] button</text:p>
            <text:p><text:span text:style-name="T9">Edit Subscription</text:span>:</text:p>
            <text:p>- Select category that contanis subscription</text:p>
            <text:p>- then select a subscription by ticking on check box</text:p>
            <text:p>- Click [<text:span text:style-name="T2">Administration</text:span>] button then select [<text:span text:style-name="T2">Edit</text:span>] action</text:p>
            <text:p>- Make changes and save</text:p>
            <text:p><text:span text:style-name="T9">Delete Subscription</text:span>:</text:p>
            <text:p>- select a subscription by ticking on check box</text:p>
            <text:p>- Click [<text:span text:style-name="T2">Administration</text:span>] button then select [<text:span text:style-name="T2">Delete</text:span>] action</text:p>
            <text:p>- Click [<text:span text:style-name="T2">OK</text:span>] button in the confirmation dialog</text:p>
          </table:table-cell>
          <table:table-cell table:style-name="ce2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2">Groups/Newsletter </text:span><text:span text:style-name="T2">Manager</text:span></text:p>
            <text:p><text:span text:style-name="T8">Create letter</text:span></text:p>
            <text:p>- Click [<text:span text:style-name="T4">New letter</text:span>] action </text:p>
            <text:p>- Select date </text:p>
            <text:p>- Select a category and a subscription if need.</text:p>
            <text:p>- Click [<text:span text:style-name="T4">Update sending parameters</text:span>] button to set the time</text:p>
            <text:p>- Input content for this letter</text:p>
            <text:p>- Click on <text:span text:style-name="T4">[Save]</text:span> button</text:p>
            <text:p><text:span text:style-name="T9">Edit letter</text:span></text:p>
            <text:p><text:span text:style-name="T11">- Select a letter</text:span></text:p>
            <text:p><text:span text:style-name="T12">- Click [</text:span><text:span text:style-name="T13">Administration</text:span><text:span text:style-name="T12">] button then </text:span><text:span text:style-name="T12">select [</text:span><text:span text:style-name="T13">Edit</text:span><text:span text:style-name="T12">] action</text:span></text:p>
            <text:p><text:span text:style-name="T5">- Make changes and save</text:span></text:p>
            <text:p><text:span text:style-name="T14">Delete letter</text:span></text:p>
            <text:p><text:span text:style-name="T5">- Select a letter by ticking on check </text:span><text:span text:style-name="T5">box</text:span></text:p>
            <text:p><text:span text:style-name="T5">- Click [</text:span><text:span text:style-name="T7">Administration</text:span><text:span text:style-name="T5">] button then </text:span><text:span text:style-name="T5">select [</text:span><text:span text:style-name="T7">Delete</text:span><text:span text:style-name="T5">] action</text:span></text:p>
            <text:p><text:span text:style-name="T5">- Click [</text:span><text:span text:style-name="T7">OK</text:span><text:span text:style-name="T5">] button in the confirmation </text:span><text:span text:style-name="T5">dialog</text:span></text:p>
            <text:p><text:span text:style-name="T8">Convert letter</text:span></text:p>
            <text:p><text:span text:style-name="T11">- Select a letter</text:span></text:p>
            <text:p><text:span text:style-name="T11">- </text:span><text:span text:style-name="T12">Click [</text:span><text:span text:style-name="T13">Administration</text:span><text:span text:style-name="T12">] button then </text:span><text:span text:style-name="T12">select [</text:span><text:span text:style-name="T13">Convert as template</text:span><text:span text:style-name="T12">] action</text:span></text:p>
          </table:table-cell>
          <table:table-cell table:style-name="ce20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4">Site/acme/Newsletters</text:span> page on the navigation bar</text:p>
            <text:p>- Put your email address</text:p>
            <text:p>- Tick on at least one subscription </text:p>
            <text:p>- Click [<text:span text:style-name="T2">Subscribe</text:span>] button</text:p>
          </table:table-cell>
          <table:table-cell table:style-name="ce20" office:value-type="string">
            <text:p><text:span text:style-name="T24">- After subscribing news letter. The </text:span><text:span text:style-name="T24">confirmation letter <text:s/>is sent to the </text:span><text:span text:style-name="T24">inputed email address of user. If he </text:span><text:span text:style-name="T24">does not confirm this letter --&gt;he </text:span><text:span text:style-name="T24">cannot received any letters which </text:span><text:span text:style-name="T24">have the subscription subscribed </text:span><text:span text:style-name="T24">before. </text:span></text:p>
            <text:p><text:span text:style-name="T24">Just only open email and click “here” </text:span><text:span text:style-name="T24">link in the confirmation letter to finish </text:span><text:span text:style-name="T24">this.</text:span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/></text:p>
            <text:p><text:span text:style-name="T25"/>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ast_Content_Creator</text:p>
          </table:table-cell>
          <table:table-cell table:style-name="ce44" office:value-type="string">
            <text:p>Configuration for FCC portlet and create new document using it</text:p>
          </table:table-cell>
          <table:table-cell table:style-name="ce44" office:value-type="string">
            <text:p>Step 1: Configuration for FCC portlet and create new document using it</text:p>
          </table:table-cell>
          <table:table-cell table:style-name="ce44" office:value-type="string">
            <text:p>- Login acme by admin</text:p>
            <text:p>- Go to <text:span text:style-name="T4">Site Explorer</text:span>, add an action for path folder of FCC portlet</text:p>
            <text:p>- Select <text:span text:style-name="T2">Contact Us</text:span> page then select <text:span text:style-name="T2">Site Editor/Edit Page</text:span></text:p>
            <text:p>- Keep the current layout then click [<text:span text:style-name="T2">Next</text:span>] button</text:p>
            <text:p>- Click [<text:span text:style-name="T2">Edit</text:span>] icon of this portlet</text:p>
            <text:p>- Set the properties for this portlet then save</text:p>
            <text:p>- Return to Contact Us page, input value into field in page and then click [<text:span text:style-name="T2">Save</text:span>] button</text:p>
            <text:p>- Create new document using new configuration</text:p>
          </table:table-cell>
          <table:table-cell table:style-name="ce20" office:value-type="string">
            <text:p>- A confirm message is displayed in Contact page.</text:p>
            <text:p>- A new document is created successfully. This document is saved <text:s/>in the path which is set <text:s/>in <text:span text:style-name="T2">Location </text:span><text:span text:style-name="T2">to save</text:span> field in Fast content creator <text:s/>portlet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4">Groups/Form Generator</text:span></text:p>
            <text:p>- Put value in General tab</text:p>
            <text:p>- Next to <text:span text:style-name="T4">Form builder</text:span> tab: Select all fields in the left panel to the right panel by click in field's name </text:p>
            <text:p>- Click [<text:span text:style-name="T2">Edit</text:span>] icon of each field to set the properties</text:p>
            <text:p>- Click [<text:span text:style-name="T2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4">Save</text:span></text:p>
          </table:table-cell>
          <table:table-cell table:style-name="ce20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4">Groups/Site Explorer</text:span></text:p>
            <text:p><text:span text:style-name="T4">- </text:span><text:span text:style-name="T10">select drive </text:span><text:span text:style-name="T4">acme</text:span></text:p>
            <text:p>- Add new some web contents/documents in some categories. </text:p>
            <text:p>- Choose <text:span text:style-name="T4">Site/acme/News</text:span> page</text:p>
            <text:p>- Select a category at left pane</text:p>
          </table:table-cell>
          <table:table-cell table:style-name="ce20" office:value-type="string">
            <text:p>- Documents/web contents in the selected category are <text:s/>displayed in <text:span text:style-name="T4">Parameterized content list viewer</text:span> portlet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vent</text:p>
          </table:table-cell>
          <table:table-cell office:value-type="string">
            <text:p>Show content of category </text:p>
          </table:table-cell>
          <table:table-cell office:value-type="string">
            <text:p>Step 1: Show content of category </text:p>
          </table:table-cell>
          <table:table-cell office:value-type="string">
            <text:p>- Login acme by admin (root) or web contributor</text:p>
            <text:p>- Choose <text:span text:style-name="T4">Site/acme/Events</text:span> page</text:p>
            <text:p><text:span text:style-name="T15">- Click on any category </text:span></text:p>
            <text:p><text:span text:style-name="T15">- Click on the title of content</text:span></text:p>
          </table:table-cell>
          <table:table-cell table:style-name="ce20" office:value-type="string">
            <text:p>The content is displayed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reate_Event</text:p>
          </table:table-cell>
          <table:table-cell office:value-type="string">
            <text:p>Add new Events page</text:p>
          </table:table-cell>
          <table:table-cell office:value-type="string">
            <text:p>Step 1: Add new Events page</text:p>
          </table:table-cell>
          <table:table-cell office:value-type="string">
            <text:p>- Login acme site by Admin/web contributor</text:p>
            <text:p>- Select <text:span text:style-name="T2">Site editor/Add new page </text:span>to create new page. </text:p>
            <text:p>- Select page node before inputing Node Name and Display Name then click [<text:span text:style-name="T2">Next</text:span>] button</text:p>
            <text:p>- Select a page layout template, click Next button</text:p>
            <text:p><text:span text:style-name="T2">- </text:span><text:span text:style-name="T3">Drag and drop Category Navigation, </text:span><text:span text:style-name="T3">Category Content, and Content by Url </text:span><text:span text:style-name="T3"><text:s/>portlet to this site</text:span></text:p>
            <text:p><text:span text:style-name="T3">- Config for Category Content portlet: </text:span><text:span text:style-name="T3">Select the target page: created page </text:span><text:span text:style-name="T3">above</text:span></text:p>
            <text:p><text:span text:style-name="T3">- Select new created page</text:span></text:p>
            <text:p><text:span text:style-name="T3">- Select category in Category </text:span><text:span text:style-name="T3">Navigation portlet</text:span></text:p>
            <text:p><text:span text:style-name="T3">- Click on title of content in Category </text:span><text:span text:style-name="T3">Content portlet</text:span></text:p>
          </table:table-cell>
          <table:table-cell table:style-name="ce20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arameterized_Content_List_Viewer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office:value-type="string">
            <text:p>Step 1: Configuration for Parameterized content list viewer portlet and view content of document/web content</text:p>
          </table:table-cell>
          <table:table-cell office:value-type="string">
            <text:p>- Login acme by admin or web contributor</text:p>
            <text:p>- Choose <text:span text:style-name="T4">Site/acme/News</text:span> page</text:p>
            <text:p>- Open Edit mode</text:p>
            <text:p>- Click Quick Edit icon of <text:span text:style-name="T4">Parameterized content list viewer</text:span></text:p>
            <text:p>- Change value in <text:span text:style-name="T4">Parameterized </text:span><text:span text:style-name="T4">content list viewer</text:span> configuration form and Save</text:p>
            <text:p>- Switch to View mode of <text:span text:style-name="T4">Parameterized content list viewer</text:span></text:p>
          </table:table-cell>
          <table:table-cell table:style-name="ce20" office:value-type="string">
            <text:p>- <text:span text:style-name="T4">Parameterized content list viewer</text:span> portlet is config</text:p>
            <text:p>- Click on title of document-&gt; the content of document is shown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4">Site Editor/Add new page</text:span></text:p>
            <text:p>- Drag and drop Content detail porlet to this page</text:p>
            <text:p>- click on <text:span text:style-name="T4">Edit porlet icon </text:span><text:span text:style-name="T10">in this </text:span><text:span text:style-name="T10">porlet</text:span></text:p>
            <text:p><text:span text:style-name="T10">- Select </text:span><text:span text:style-name="T4">Create new content </text:span><text:span text:style-name="T10">option</text:span></text:p>
            <text:p>- Input title and save</text:p>
            <text:p>- Open Edit mode and click in <text:span text:style-name="T4">Quick </text:span><text:span text:style-name="T4">edit</text:span> icon of added pag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0" office:value-type="string">
            <text:p>The selected content/media is inserted to Main Content as a link. In view mode, user can click this link to view/download file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22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45" office:value-type="string">
            <text:p>Create/delete Content folder</text:p>
          </table:table-cell>
          <table:table-cell table:style-name="ce45" office:value-type="string">
            <text:p>Step 1: Create/delete Content folder</text:p>
          </table:table-cell>
          <table:table-cell table:style-name="ce57" office:value-type="string">
            <text:p><text:span text:style-name="T4">Create folder</text:span></text:p>
            <text:p><text:span text:style-name="T3">- Click on Add folder icon in action bar </text:span><text:span text:style-name="T3">or right click on the main pane</text:span></text:p>
            <text:p><text:span text:style-name="T3">- Select type: Cont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4">- </text:span><text:span text:style-name="T10">Right click on a folder and choose </text:span><text:span text:style-name="T4">Delete</text:span></text:p>
            <text:p><text:span text:style-name="T10">- Click </text:span><text:span text:style-name="T4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45" office:value-type="string">
            <text:p>Create/delete Document folder</text:p>
          </table:table-cell>
          <table:table-cell table:style-name="ce45" office:value-type="string">
            <text:p>Step 1: Create/delete Document folder</text:p>
          </table:table-cell>
          <table:table-cell table:style-name="ce57" office:value-type="string">
            <text:p><text:span text:style-name="T6">Create folder</text:span></text:p>
            <text:p><text:span text:style-name="T3">- Click on Add folder icon in action bar </text:span><text:span text:style-name="T3">or right click on the main pane</text:span></text:p>
            <text:p><text:span text:style-name="T3">- Select type: Docum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6">- </text:span><text:span text:style-name="T15">Right click on a folder and choose </text:span><text:span text:style-name="T6">Delete</text:span></text:p>
            <text:p><text:span text:style-name="T15">- Click </text:span><text:span text:style-name="T6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5" office:value-type="string">
            <text:p>Create/edit/delete <text:s/>Article document</text:p>
          </table:table-cell>
          <table:table-cell table:style-name="ce45" office:value-type="string">
            <text:p>Step 1: Create/edit/delete <text:s/>Article document</text:p>
          </table:table-cell>
          <table:table-cell table:style-name="ce22" office:value-type="string">
            <text:p><text:span text:style-name="T4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Article</text:span></text:p>
            <text:p><text:span text:style-name="T3">- Put name for document and other </text:span><text:span text:style-name="T3">required field</text:span></text:p>
            <text:p><text:span text:style-name="T3">- Click </text:span><text:span text:style-name="T4">Save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</text:span><text:span text:style-name="T4">Save</text:span></text:p>
            <text:p><text:span text:style-name="T4">Delete Document</text:span></text:p>
            <text:p><text:span text:style-name="T3">- Right click on document, and </text:span><text:span text:style-name="T3">choose </text:span><text:span text:style-name="T4">Delete</text:span><text:span text:style-name="T3"> </text:span></text:p>
            <text:p><text:span text:style-name="T3">- Click </text:span><text:span text:style-name="T4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25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5" office:value-type="string">
            <text:p>Create/edit/delete <text:s/>File document</text:p>
          </table:table-cell>
          <table:table-cell table:style-name="ce45" office:value-type="string">
            <text:p>Step 1: Create/edit/delete <text:s/>Fil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</text:span></text:p>
            <text:p><text:span text:style-name="T3">- Put name for document and other </text:span><text:span text:style-name="T3">required field</text:span></text:p>
            <text:p><text:span text:style-name="T3">- Click Save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Save</text:span></text:p>
            <text:p><text:span text:style-name="T4">Delete Document</text:span></text:p>
            <text:p><text:span text:style-name="T16">- Right click on document, and </text:span><text:span text:style-name="T16">choose </text:span><text:span text:style-name="T6">Delete</text:span><text:span text:style-name="T16"> </text:span></text:p>
            <text:p><text:span text:style-name="T16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26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_Plan</text:p>
          </table:table-cell>
          <table:table-cell table:style-name="ce45" office:value-type="string">
            <text:p>Create/edit/delete <text:s/>File Plan document</text:p>
          </table:table-cell>
          <table:table-cell table:style-name="ce45" office:value-type="string">
            <text:p>Step 1: Create/edit/delete <text:s/>File Plan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 Plan</text:span></text:p>
            <text:p><text:span text:style-name="T3">- Put name for document and other </text:span><text:span text:style-name="T3">required field</text:span></text:p>
            <text:p><text:span text:style-name="T3">- Click Save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Save</text:span></text:p>
            <text:p><text:span text:style-name="T4">Delete Document</text:span></text:p>
            <text:p><text:span text:style-name="T16">- Right click on document, and </text:span><text:span text:style-name="T16">choose </text:span><text:span text:style-name="T6">Delete</text:span><text:span text:style-name="T16"> </text:span></text:p>
            <text:p><text:span text:style-name="T16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27</text:p>
          </table:table-cell>
          <table:table-cell office:value-type="float" office:value="1">
            <text:p>001</text:p>
          </table:table-cell>
          <table:table-cell office:value-type="string">
            <text:p>ECMS\DMS\Create\Document\Smaple_Node</text:p>
          </table:table-cell>
          <table:table-cell table:style-name="ce45" office:value-type="string">
            <text:p>Create/edit/delete <text:s/>Sample Node document</text:p>
          </table:table-cell>
          <table:table-cell table:style-name="ce45" office:value-type="string">
            <text:p>Step 1: Create/edit/delete <text:s/>Sample Nod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Sample </text:span><text:span text:style-name="T3">Node</text:span></text:p>
            <text:p><text:span text:style-name="T3">- Put name for document and other </text:span><text:span text:style-name="T3">required field</text:span></text:p>
            <text:p><text:span text:style-name="T3">- Click Save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Save</text:span></text:p>
            <text:p><text:span text:style-name="T4">Delete Document</text:span></text:p>
            <text:p><text:span text:style-name="T16">- Right click on document, and </text:span><text:span text:style-name="T16">choose </text:span><text:span text:style-name="T6">Delete</text:span><text:span text:style-name="T16"> </text:span></text:p>
            <text:p><text:span text:style-name="T16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28</text:p>
          </table:table-cell>
          <table:table-cell office:value-type="float" office:value="1">
            <text:p>001</text:p>
          </table:table-cell>
          <table:table-cell office:value-type="string">
            <text:p>ECMS\DMS\Create\Document\Kofax</text:p>
          </table:table-cell>
          <table:table-cell table:style-name="ce45" office:value-type="string">
            <text:p>Create/edit/delete <text:s/>Kofax document</text:p>
          </table:table-cell>
          <table:table-cell table:style-name="ce45" office:value-type="string">
            <text:p>Step 1: Create/edit/delete <text:s/>Kofax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Kofax</text:span></text:p>
            <text:p><text:span text:style-name="T3">- Put name for document and other </text:span><text:span text:style-name="T3">required field</text:span></text:p>
            <text:p><text:span text:style-name="T3">- Click Save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Save</text:span></text:p>
            <text:p><text:span text:style-name="T4">Delete Document</text:span></text:p>
            <text:p><text:span text:style-name="T16">- Right click on document, and </text:span><text:span text:style-name="T16">choose </text:span><text:span text:style-name="T6">Delete</text:span><text:span text:style-name="T16"> </text:span></text:p>
            <text:p><text:span text:style-name="T16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29</text:p>
          </table:table-cell>
          <table:table-cell office:value-type="float" office:value="1">
            <text:p>001</text:p>
          </table:table-cell>
          <table:table-cell office:value-type="string">
            <text:p>ECMS\DMS\Create\Document\Podcast</text:p>
          </table:table-cell>
          <table:table-cell table:style-name="ce45" office:value-type="string">
            <text:p>Create/edit/delete <text:s/>Podcast document</text:p>
          </table:table-cell>
          <table:table-cell table:style-name="ce45" office:value-type="string">
            <text:p>Step 1: Create/edit/delete <text:s/>Podcast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Podcast </text:span></text:p>
            <text:p><text:span text:style-name="T3">- Put name for document and other </text:span><text:span text:style-name="T3">required field</text:span></text:p>
            <text:p><text:span text:style-name="T3">- Click Save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Save</text:span></text:p>
            <text:p><text:span text:style-name="T4">Delete Document</text:span></text:p>
            <text:p><text:span text:style-name="T16">- Right click on document, and </text:span><text:span text:style-name="T16">choose </text:span><text:span text:style-name="T6">Delete</text:span><text:span text:style-name="T16"> </text:span></text:p>
            <text:p><text:span text:style-name="T16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30</text:p>
          </table:table-cell>
          <table:table-cell office:value-type="float" office:value="1">
            <text:p>001</text:p>
          </table:table-cell>
          <table:table-cell office:value-type="string">
            <text:p>ECMS\DMS\Create\Document\Picture_on_head</text:p>
          </table:table-cell>
          <table:table-cell table:style-name="ce45" office:value-type="string">
            <text:p>Create/edit/delete <text:s/>Picture on head layout Webcontent document</text:p>
          </table:table-cell>
          <table:table-cell table:style-name="ce45" office:value-type="string">
            <text:p>Step 1: Create/edit/delete <text:s/>Picture on head layout Webcontent document</text:p>
          </table:table-cell>
          <table:table-cell table:style-name="ce22" office:value-type="string">
            <text:p><text:span text:style-name="T6">Create Picture on head layout </text:span><text:span text:style-name="T6">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layout </text:span><text:span text:style-name="T3">webcontent</text:span></text:p>
            <text:p><text:span text:style-name="T3">- Put name for document and other </text:span><text:span text:style-name="T3">required field</text:span></text:p>
            <text:p><text:span text:style-name="T3">- Click Save</text:span></text:p>
            <text:p><text:span text:style-name="T4">Edit Picture on head</text:span><text:span text:style-name="T6"> layout </text:span><text:span text:style-name="T6">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Save</text:span></text:p>
            <text:p><text:span text:style-name="T4">Delete Picture on head</text:span><text:span text:style-name="T6"> layout </text:span><text:span text:style-name="T6">webcontent</text:span></text:p>
            <text:p><text:span text:style-name="T16">- Right click on document, and </text:span><text:span text:style-name="T16">choose </text:span><text:span text:style-name="T6">Delete</text:span><text:span text:style-name="T16"> </text:span></text:p>
            <text:p><text:span text:style-name="T16">- Click </text:span><text:span text:style-name="T6">OK</text:span></text:p>
          </table:table-cell>
          <table:table-cell office:value-type="string">
            <text:p>The Picture on head<text:span text:style-name="T15"> layout </text:span><text:span text:style-name="T15">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31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45" office:value-type="string">
            <text:p>Create/edit/delete <text:s/>Free layout Webcontent document</text:p>
          </table:table-cell>
          <table:table-cell table:style-name="ce45" office:value-type="string">
            <text:p>Step 1: Create/edit/delete <text:s/>Free layout Webcontent document</text:p>
          </table:table-cell>
          <table:table-cell table:style-name="ce22" office:value-type="string">
            <text:p><text:span text:style-name="T6">Create Free layout 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layout </text:span><text:span text:style-name="T3">webcontent</text:span></text:p>
            <text:p><text:span text:style-name="T3">- Put name for document and other </text:span><text:span text:style-name="T3">required field</text:span></text:p>
            <text:p><text:span text:style-name="T3">- Click Save</text:span></text:p>
            <text:p><text:span text:style-name="T4">Edit </text:span><text:span text:style-name="T6">Free layout 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Save</text:span></text:p>
            <text:p><text:span text:style-name="T4">Delete </text:span><text:span text:style-name="T6">Free layout webcontent</text:span></text:p>
            <text:p><text:span text:style-name="T17">- Right click on document, and </text:span><text:span text:style-name="T17">choose </text:span><text:span text:style-name="T6">Delete</text:span><text:span text:style-name="T17"> </text:span></text:p>
            <text:p><text:span text:style-name="T16">- Click </text:span><text:span text:style-name="T6">OK</text:span></text:p>
          </table:table-cell>
          <table:table-cell office:value-type="string">
            <text:p>The <text:span text:style-name="T15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2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32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45" office:value-type="string">
            <text:p>Upload a file</text:p>
          </table:table-cell>
          <table:table-cell table:style-name="ce45" office:value-type="string">
            <text:p>Step 1: Upload a file</text:p>
          </table:table-cell>
          <table:table-cell table:style-name="ce22" office:value-type="string">
            <text:p><text:span text:style-name="T3">- Click on </text:span><text:span text:style-name="T4">Upload</text:span><text:span text:style-name="T3"> file icon in action </text:span><text:span text:style-name="T3">bar or right click on the main pane</text:span></text:p>
            <text:p><text:span text:style-name="T3">- Browse a file to upload</text:span></text:p>
            <text:p><text:span text:style-name="T3">- Click </text:span><text:span text:style-name="T4">Save</text:span>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33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5" office:value-type="string">
            <text:p>Copy/paste a node</text:p>
          </table:table-cell>
          <table:table-cell table:style-name="ce45" office:value-type="string">
            <text:p>Step 1: Copy/paste a node</text:p>
          </table:table-cell>
          <table:table-cell table:style-name="ce41" office:value-type="string">
            <text:p>- Right click on a node and select <text:span text:style-name="T4">Copy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34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5" office:value-type="string">
            <text:p>Cut/paste a node</text:p>
          </table:table-cell>
          <table:table-cell table:style-name="ce45" office:value-type="string">
            <text:p>Step 1: Cut/paste a node</text:p>
          </table:table-cell>
          <table:table-cell table:style-name="ce41" office:value-type="string">
            <text:p>- Right click on a node and select <text:span text:style-name="T4">Cut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35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5" office:value-type="string">
            <text:p>Lock/Unlock a node</text:p>
          </table:table-cell>
          <table:table-cell table:style-name="ce45" office:value-type="string">
            <text:p>Step 1: Lock/Unlock a node</text:p>
          </table:table-cell>
          <table:table-cell table:style-name="ce57" office:value-type="string">
            <text:p><text:span text:style-name="T3">- Right click on a node and select </text:span><text:span text:style-name="T4">Lock</text:span></text:p>
            <text:p><text:span text:style-name="T3">- Right click on locked node and </text:span><text:span text:style-name="T3">select </text:span><text:span text:style-name="T4">Unlock</text:span></text:p>
          </table:table-cell>
          <table:table-cell office:value-type="string">
            <text:p>- Node is locked. <text:span text:style-name="T4">Lock</text:span> icon becomes <text:span text:style-name="T4">Unlock</text:span>. Other users can not do any action with this node</text:p>
            <text:p>- Node is unlocked. <text:span text:style-name="T4">Unlock</text:span> icon becomes <text:span text:style-name="T4">Lock</text:span> Other user can do any action with this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36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5" office:value-type="string">
            <text:p>Rename/Title for a node</text:p>
          </table:table-cell>
          <table:table-cell table:style-name="ce45" office:value-type="string">
            <text:p>Step 1: Rename/Title for a node</text:p>
          </table:table-cell>
          <table:table-cell table:style-name="ce57" office:value-type="string">
            <text:p><text:span text:style-name="T3">- Right click on a node and select </text:span><text:span text:style-name="T4">Rename</text:span></text:p>
            <text:p><text:span text:style-name="T3">- Put new name/Title for node</text:span></text:p>
            <text:p><text:span text:style-name="T3">- Click </text:span><text:span text:style-name="T4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37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5" office:value-type="string">
            <text:p>Add symlink for node</text:p>
          </table:table-cell>
          <table:table-cell table:style-name="ce45" office:value-type="string">
            <text:p>Step 1: Add symlink for node</text:p>
          </table:table-cell>
          <table:table-cell table:style-name="ce4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38</text:p>
          </table:table-cell>
          <table:table-cell office:value-type="float" office:value="1">
            <text:p>001</text:p>
          </table:table-cell>
          <table:table-cell office:value-type="string">
            <text:p>ECMS\DMS\Action\Favorite</text:p>
          </table:table-cell>
          <table:table-cell table:style-name="ce45" office:value-type="string">
            <text:p>Add/Remove Favorite</text:p>
          </table:table-cell>
          <table:table-cell table:style-name="ce45" office:value-type="string">
            <text:p>Step 1: Add/Remove Favorite</text:p>
          </table:table-cell>
          <table:table-cell table:style-name="ce57" office:value-type="string">
            <text:p>Add to Favorite</text:p>
            <text:p><text:span text:style-name="T4">- </text:span><text:span text:style-name="T10">Right click on a node</text:span></text:p>
            <text:p><text:span text:style-name="T10">- Choose Add to Favorite option</text:span></text:p>
            <text:p><text:span text:style-name="T4">Remove Favorite</text:span></text:p>
            <text:p><text:span text:style-name="T4">- </text:span><text:span text:style-name="T10">Perform to add favorite for a node</text:span></text:p>
            <text:p><text:span text:style-name="T10">- Right click on the node, choose </text:span><text:span text:style-name="T10">Remove form Favorite option</text:span></text:p>
          </table:table-cell>
          <table:table-cell office:value-type="string">
            <text:p>Add/Remove favori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39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46" office:value-type="string">
            <text:p>Download and Allow Edition</text:p>
          </table:table-cell>
          <table:table-cell table:style-name="ce46" office:value-type="string">
            <text:p>Step 1: Download and Allow Edition</text:p>
          </table:table-cell>
          <table:table-cell table:style-name="ce58" office:value-type="string">
            <text:p><text:span text:style-name="T18">- Go to a driver</text:span></text:p>
            <text:p><text:span text:style-name="T18">- Right click on a node and choose </text:span><text:span text:style-name="T4">Download and Allow 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40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46" office:value-type="string">
            <text:p>Manage Actions on WebDAV</text:p>
          </table:table-cell>
          <table:table-cell table:style-name="ce46" office:value-type="string">
            <text:p>Step 1: Manage Actions on WebDAV</text:p>
          </table:table-cell>
          <table:table-cell table:style-name="ce59" office:value-type="string">
            <text:p>- Create a new Network Place with <text:span text:style-name="T19">network address is the path of a </text:span><text:span text:style-name="T19">folder (</text:span><text:span text:style-name="T19"><text:a xlink:href="http://localhost:8080/portal/rest/private/jcr/repository/collaboration/sites">http://localhost:8080/portal/rest/private/jcr/repository/collaboration/sites</text:a></text:span><text:span text:style-name="T19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41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46" office:value-type="string">
            <text:p>Copy URL to Clipboard</text:p>
          </table:table-cell>
          <table:table-cell table:style-name="ce46" office:value-type="string">
            <text:p>Step 1: Copy URL to Clipboard</text:p>
          </table:table-cell>
          <table:table-cell table:style-name="ce58" office:value-type="string">
            <text:p><text:span text:style-name="T18">- Go to a driver</text:span></text:p>
            <text:p><text:span text:style-name="T18">- Right click on a node and choose </text:span><text:span text:style-name="T4">Copy URL to Clipboard</text:span></text:p>
          </table:table-cell>
          <table:table-cell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42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5" office:value-type="string">
            <text:p>Drag and drop node</text:p>
          </table:table-cell>
          <table:table-cell table:style-name="ce45" office:value-type="string">
            <text:p>Step 1: Drag and drop node</text:p>
          </table:table-cell>
          <table:table-cell table:style-name="ce57" office:value-type="string">
            <text:p>- <text:span text:style-name="T4">Cr</text:span><text:span text:style-name="T10">eate 2 nodes</text:span></text:p>
            <text:p><text:span text:style-name="T10">- Perform to drag a node and drop to </text:span><text:span text:style-name="T10">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43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47" office:value-type="string">
            <text:p>Manage Private tag (Add/Edit/Delete)</text:p>
          </table:table-cell>
          <table:table-cell table:style-name="ce47" office:value-type="string">
            <text:p>Step 1: Manage Private tag (Add/Edit/Delete)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rivate tag</text:span></text:p>
            <text:p><text:span text:style-name="T3">- Put name for a tag</text:span></text:p>
            <text:p><text:span text:style-name="T3">- Click Save button</text:span></text:p>
            <text:p><text:span text:style-name="T4">Edit Tag</text:span></text:p>
            <text:p><text:span text:style-name="T4">- </text:span><text:span text:style-name="T10">Click Tag cloud on side bar</text:span></text:p>
            <text:p><text:span text:style-name="T10">- Click Edit private tags icon</text:span></text:p>
            <text:p><text:span text:style-name="T10">- Click corresponding Edit of tag</text:span></text:p>
            <text:p><text:span text:style-name="T10">- Change name</text:span></text:p>
            <text:p><text:span text:style-name="T10">- Click Save</text:span></text:p>
            <text:p><text:span text:style-name="T4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<text:span text:style-name="T5">- The Tag is Edited/Deleted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44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47" office:value-type="string">
            <text:p>Manage Public tag (Add/Edit/Delete) </text:p>
          </table:table-cell>
          <table:table-cell table:style-name="ce47" office:value-type="string">
            <text:p>Step 1: Manage Public tag (Add/Edit/Delete) 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ublic tag</text:span></text:p>
            <text:p><text:span text:style-name="T3">- Put name for a tag</text:span></text:p>
            <text:p><text:span text:style-name="T3">- Click Save button</text:span></text:p>
            <text:p><text:span text:style-name="T6">Edit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Edit of tag</text:span></text:p>
            <text:p><text:span text:style-name="T15">- Change name</text:span></text:p>
            <text:p><text:span text:style-name="T15">- Click Save</text:span></text:p>
            <text:p><text:span text:style-name="T6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45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48" office:value-type="string">
            <text:p>Add language for document/uploaded file</text:p>
          </table:table-cell>
          <table:table-cell table:style-name="ce48" office:value-type="string">
            <text:p>Step 1: Add language for document/uploaded file</text:p>
          </table:table-cell>
          <table:table-cell table:style-name="ce61" office:value-type="string">
            <text:p><text:s/><text:span text:style-name="T3">- Select a document or uploaded file</text:span></text:p>
            <text:p><text:span text:style-name="T3">- Click on “Add/Edit localize content” </text:span><text:span text:style-name="T3">icon in the action bar </text:span></text:p>
            <text:p><text:span text:style-name="T3">- Select “Add Language” tab</text:span></text:p>
            <text:p><text:span text:style-name="T3">- Select new language</text:span></text:p>
            <text:p><text:span text:style-name="T3">- Put content for new language</text:span></text:p>
            <text:p><text:span text:style-name="T3">- Click Save 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46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48" office:value-type="string">
            <text:p>Vote for document/uploaded file</text:p>
          </table:table-cell>
          <table:table-cell table:style-name="ce48" office:value-type="string">
            <text:p>Step 1: Vote for document/uploaded file</text:p>
          </table:table-cell>
          <table:table-cell table:style-name="ce6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47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48" office:value-type="string">
            <text:p>Manage Comment (Add/Edit/Delete)</text:p>
          </table:table-cell>
          <table:table-cell table:style-name="ce48" office:value-type="string">
            <text:p>Step 1: Manage Comment (Add/Edit/Delete)</text:p>
          </table:table-cell>
          <table:table-cell table:style-name="ce62" office:value-type="string">
            <text:p>Add a comment</text:p>
            <text:p><text:span text:style-name="T3">- Select a document or uploaded file</text:span></text:p>
            <text:p><text:span text:style-name="T3">- Click on “Add Comment” icon in the </text:span><text:span text:style-name="T3">action bar </text:span></text:p>
            <text:p><text:span text:style-name="T3">- Put content for comment</text:span></text:p>
            <text:p><text:span text:style-name="T3">- Click Save button</text:span></text:p>
            <text:p><text:span text:style-name="T4">Edit a comment</text:span></text:p>
            <text:p><text:span text:style-name="T10">- Show comment, click on Edit icon, </text:span><text:span text:style-name="T10">perform to edit</text:span></text:p>
            <text:p><text:span text:style-name="T4">Delete a comment</text:span></text:p>
            <text:p><text:span text:style-name="T10">- Show the comment, click on Delete </text:span><text:span text:style-name="T10">icon ,click OK</text:span></text:p>
          </table:table-cell>
          <table:table-cell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48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5" office:value-type="string">
            <text:p>Manage Publication</text:p>
          </table:table-cell>
          <table:table-cell table:style-name="ce45" office:value-type="string">
            <text:p>Step 1: Manage Publication</text:p>
          </table:table-cell>
          <table:table-cell table:style-name="ce63" office:value-type="string">
            <text:p>Change from draft to <text:span text:style-name="T4">Published</text:span></text:p>
            <text:p><text:span text:style-name="T10">- Select a document/Uploaded file</text:span></text:p>
            <text:p><text:span text:style-name="T10">- Click on “Manage Publication” icon </text:span><text:span text:style-name="T10">in the action bar</text:span></text:p>
            <text:p><text:span text:style-name="T10">- Click on Published</text:span></text:p>
            <text:p><text:span text:style-name="T20">Change from Published to </text:span><text:span text:style-name="T20">Obsoleted</text:span></text:p>
            <text:p><text:span text:style-name="T10">- Choose version is being in </text:span><text:span text:style-name="T10">Published</text:span></text:p>
            <text:p><text:span text:style-name="T10">- Click Obsolete button</text:span></text:p>
            <text:p><text:span text:style-name="T20"/></text:p>
          </table:table-cell>
          <table:table-cell table:style-name="ce65" office:value-type="string">
            <text:p>Document/Uploaded file is published/Obsolet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49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46" office:value-type="string">
            <text:p>Manage Category (Add/Delete)</text:p>
          </table:table-cell>
          <table:table-cell table:style-name="ce46" office:value-type="string">
            <text:p>Step 1: Manage Category (Add/Delete)</text:p>
          </table:table-cell>
          <table:table-cell table:style-name="ce64" office:value-type="string">
            <text:p>Add category for node</text:p>
            <text:p><text:span text:style-name="T10">- Select a document/Uploaded file</text:span></text:p>
            <text:p><text:span text:style-name="T10">- Click on “Manage Category” icon in </text:span><text:span text:style-name="T10">the action bar</text:span></text:p>
            <text:p><text:span text:style-name="T10">- Select category to add for </text:span><text:span text:style-name="T10">document/Uploaded file</text:span></text:p>
            <text:p><text:span text:style-name="T20">Delete category</text:span></text:p>
            <text:p><text:span text:style-name="T10">- Click on corresponding Delete icon </text:span><text:span text:style-name="T10">of category</text:span></text:p>
          </table:table-cell>
          <table:table-cell table:style-name="ce71" office:value-type="string">
            <text:p>Document/uploaded file is added category.</text:p>
            <text:p>- Document/uploaded file is not added category.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50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46" office:value-type="string">
            <text:p>Manage Relation (Add/Delete/Show/Hide)</text:p>
          </table:table-cell>
          <table:table-cell table:style-name="ce46" office:value-type="string">
            <text:p>Step 1: Manage Relation (Add/Delete/Show/Hide)</text:p>
          </table:table-cell>
          <table:table-cell table:style-name="ce22" office:value-type="string">
            <text:p><text:span text:style-name="T4">Add Relation</text:span></text:p>
            <text:p><text:span text:style-name="T3">- Select a node</text:span></text:p>
            <text:p><text:span text:style-name="T3">- Click on “Manage Relation” icon in </text:span><text:span text:style-name="T3">the action bar</text:span></text:p>
            <text:p><text:span text:style-name="T3">- Go to Select Relation tab</text:span></text:p>
            <text:p><text:span text:style-name="T3">- Select document to add relation for </text:span><text:span text:style-name="T3">document/uploaded file</text:span></text:p>
            <text:p><text:span text:style-name="T4">Delete relation</text:span></text:p>
            <text:p><text:span text:style-name="T3">- Go to Manage relation list tab</text:span></text:p>
            <text:p><text:span text:style-name="T3">- Click on corresponding Delete icon </text:span><text:span text:style-name="T3">of Relation </text:span></text:p>
            <text:p><text:span text:style-name="T6">Show Relation</text:span></text:p>
            <text:p><text:span text:style-name="T15">- Select the node which Is added </text:span><text:span text:style-name="T15">relation</text:span></text:p>
            <text:p><text:span text:style-name="T5">- Click Show/Hide Relation icon on </text:span><text:span text:style-name="T5">action bar</text:span></text:p>
            <text:p><text:span text:style-name="T6">Hide Relation</text:span></text:p>
            <text:p><text:span text:style-name="T5">- Click Show/Hide Relation icon on </text:span><text:span text:style-name="T5">action bar again</text:span></text:p>
          </table:table-cell>
          <table:table-cell office:value-type="string">
            <text:p>Node is added /Delete relation</text:p>
            <text:p>- Relation of Node is shown/hidden 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51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5" office:value-type="string">
            <text:p>View Node Properties</text:p>
          </table:table-cell>
          <table:table-cell table:style-name="ce45" office:value-type="string">
            <text:p>Step 1: View Node Properties</text:p>
          </table:table-cell>
          <table:table-cell table:style-name="ce53" office:value-type="string">
            <text:p><text:span text:style-name="T4">View node properties</text:span></text:p>
            <text:p><text:span text:style-name="T18">- Create a node</text:span></text:p>
            <text:p><text:span text:style-name="T18">- Select this node</text:span></text:p>
            <text:p><text:span text:style-name="T18">- Click on View node Properties on </text:span><text:span text:style-name="T18">action bar</text:span></text:p>
            <text:p><text:span text:style-name="T4">Add properties</text:span></text:p>
            <text:p><text:span text:style-name="T10">- Go to Add new properties Tab</text:span></text:p>
            <text:p><text:span text:style-name="T10">- Perform to add new a properties for </text:span><text:span text:style-name="T10">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52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5" office:value-type="string">
            <text:p>Export /Import node</text:p>
          </table:table-cell>
          <table:table-cell table:style-name="ce45" office:value-type="string">
            <text:p>Step 1: Export /Import node</text:p>
          </table:table-cell>
          <table:table-cell table:style-name="ce65" office:value-type="string">
            <text:p><text:span text:style-name="T2">Export node</text:span></text:p>
            <text:p><text:span text:style-name="T3">- Select 1 node</text:span></text:p>
            <text:p><text:span text:style-name="T3">- Click on Export button</text:span></text:p>
            <text:p><text:span text:style-name="T3">Import node</text:span></text:p>
            <text:p><text:span text:style-name="T3">- Choose format for exported file</text:span></text:p>
            <text:p><text:span text:style-name="T3">- Click on Export button</text:span></text:p>
            <text:p><text:span text:style-name="T4">Import node</text:span></text:p>
            <text:p><text:span text:style-name="T10">- Go to a destination node</text:span></text:p>
            <text:p><text:span text:style-name="T10">- Click Import button</text:span></text:p>
            <text:p><text:span text:style-name="T10">- Choose valid file to import</text:span></text:p>
            <text:p><text:span text:style-name="T10">- Click Import 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5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References</text:p>
          </table:table-cell>
          <table:table-cell table:style-name="ce49" office:value-type="string">
            <text:p>View References</text:p>
          </table:table-cell>
          <table:table-cell table:style-name="ce49" office:value-type="string">
            <text:p>Step 1: View References</text:p>
          </table:table-cell>
          <table:table-cell table:style-name="ce41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office:value-type="string">
            <text:p>- Will be show Reference of The picture is this Article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3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5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Node_Type</text:p>
          </table:table-cell>
          <table:table-cell table:style-name="ce50" office:value-type="string">
            <text:p>View Node Types</text:p>
          </table:table-cell>
          <table:table-cell table:style-name="ce50" office:value-type="string">
            <text:p>Step 1: View Node Types</text:p>
          </table:table-cell>
          <table:table-cell table:style-name="ce41" office:value-type="string">
            <text:p>- Create a node</text:p>
            <text:p>- Select it</text:p>
            <text:p>- Click View node type icon on action bar</text:p>
          </table:table-cell>
          <table:table-cell office:value-type="string">
            <text:p>Node Type information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5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Permission</text:p>
          </table:table-cell>
          <table:table-cell table:style-name="ce51" office:value-type="string">
            <text:p>Manage Permission(Add/Edit/Delete)</text:p>
          </table:table-cell>
          <table:table-cell table:style-name="ce51" office:value-type="string">
            <text:p>Step 1: Manage Permission(Add/Edit/Delete)</text:p>
          </table:table-cell>
          <table:table-cell table:style-name="ce41" office:value-type="string">
            <text:p><text:span text:style-name="T3">- Select 1 node</text:span></text:p>
            <text:p><text:span text:style-name="T3">- Click on “View Permission” icon in </text:span><text:span text:style-name="T3">action bar</text:span></text:p>
            <text:p><text:span text:style-name="T4">Add permission for node</text:span></text:p>
            <text:p><text:span text:style-name="T10">- Choose user/group to add </text:span><text:span text:style-name="T10">permission</text:span></text:p>
            <text:p><text:span text:style-name="T10">- Click Save</text:span></text:p>
            <text:p><text:span text:style-name="T4">Edit permission of node</text:span></text:p>
            <text:p><text:span text:style-name="T10">- Click corresponding Edit icon of </text:span><text:span text:style-name="T10">user/group</text:span></text:p>
            <text:p><text:span text:style-name="T10">- Change permission</text:span></text:p>
            <text:p><text:span text:style-name="T4">Delete permission</text:span></text:p>
            <text:p><text:span text:style-name="T10">- Click corresponding Delete icon of </text:span><text:span text:style-name="T10">user/group</text:span></text:p>
            <text:p><text:span text:style-name="T10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56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Metadata</text:p>
          </table:table-cell>
          <table:table-cell table:style-name="ce50" office:value-type="string">
            <text:p>View metadata</text:p>
          </table:table-cell>
          <table:table-cell table:style-name="ce50" office:value-type="string">
            <text:p>Step 1: View metadata</text:p>
          </table:table-cell>
          <table:table-cell table:style-name="ce41" office:value-type="string">
            <text:p>- Perform <text:s/>upload a file</text:p>
            <text:p>- Select it </text:p>
            <text:p>- Click View metadata</text:p>
          </table:table-cell>
          <table:table-cell office:value-type="string">
            <text:p>View matadata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57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Auditing</text:p>
          </table:table-cell>
          <table:table-cell table:style-name="ce50" office:value-type="string">
            <text:p>Manage Auditing (Active/View) </text:p>
          </table:table-cell>
          <table:table-cell table:style-name="ce50" office:value-type="string">
            <text:p>Step 1: Manage Auditing (Active/View) </text:p>
          </table:table-cell>
          <table:table-cell table:style-name="ce41" office:value-type="string">
            <text:p><text:span text:style-name="T4">Activate 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4">View</text:span></text:p>
            <text:p><text:span text:style-name="T5">- Click Manage Auditing on action bar </text:span><text:span text:style-name="T5">again</text:span></text:p>
          </table:table-cell>
          <table:table-cell office:value-type="string">
            <text:p>The node is activated/viewed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58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JCR_Structure</text:p>
          </table:table-cell>
          <table:table-cell table:style-name="ce50" office:value-type="string">
            <text:p>Show/Hide like JCR structure</text:p>
          </table:table-cell>
          <table:table-cell table:style-name="ce50" office:value-type="string">
            <text:p>Step 1: Show/Hide like JCR structure</text:p>
          </table:table-cell>
          <table:table-cell table:style-name="ce41" office:value-type="string">
            <text:p><text:span text:style-name="T4">Hide Like structure</text:span></text:p>
            <text:p>- Go to a driver</text:p>
            <text:p>- Click on Show/Hide Like Structure</text:p>
            <text:p><text:span text:style-name="T4">Show Like Structure</text:span></text:p>
            <text:p><text:span text:style-name="T15">- Click on Show/Hide Like Structure </text:span><text:span text:style-name="T15">again</text:span></text:p>
          </table:table-cell>
          <table:table-cell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59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Simple</text:p>
          </table:table-cell>
          <table:table-cell table:style-name="ce52" office:value-type="string">
            <text:p>Simple Search</text:p>
          </table:table-cell>
          <table:table-cell table:style-name="ce52" office:value-type="string">
            <text:p>Step 1: Simple Search</text:p>
          </table:table-cell>
          <table:table-cell table:style-name="ce22" office:value-type="string">
            <text:p><text:span text:style-name="T3">- Input keyword into Search field </text:span><text:span text:style-name="T3">above action bar</text:span></text:p>
            <text:p><text:span text:style-name="T3">- Click Quick Search</text:span></text:p>
            <text:p><text:span text:style-name="T3"/></text:p>
            <text:p><text:span text:style-name="T3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60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Advanced</text:p>
          </table:table-cell>
          <table:table-cell table:style-name="ce52" office:value-type="string">
            <text:p>Advanced search</text:p>
          </table:table-cell>
          <table:table-cell table:style-name="ce52" office:value-type="string">
            <text:p>Step 1: Advanced search</text:p>
          </table:table-cell>
          <table:table-cell table:style-name="ce66" office:value-type="string">
            <text:p><text:span text:style-name="T21">Search </text:span></text:p>
            <text:p><text:span text:style-name="T22">- Click Saved Searched icon on action </text:span><text:span text:style-name="T22">bar</text:span></text:p>
            <text:p><text:span text:style-name="T22">- Click Advanced Search icon</text:span></text:p>
            <text:p><text:span text:style-name="T22">- Input Constraint to search </text:span></text:p>
            <text:p><text:span text:style-name="T22">- Click </text:span><text:span text:style-name="T21">Search</text:span><text:span text:style-name="T22"> button</text:span></text:p>
            <text:p><text:span text:style-name="T23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ECMS_61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Query</text:p>
          </table:table-cell>
          <table:table-cell table:style-name="ce52" office:value-type="string">
            <text:p>Manage query in Advanced search</text:p>
          </table:table-cell>
          <table:table-cell table:style-name="ce52" office:value-type="string">
            <text:p>Step 1: Manage query in Advanced search</text:p>
          </table:table-cell>
          <table:table-cell table:style-name="ce66" office:value-type="string">
            <text:p><text:span text:style-name="T6">Create a query</text:span></text:p>
            <text:p><text:span text:style-name="T15">- Go to New query tab</text:span></text:p>
            <text:p><text:span text:style-name="T15">- perform to create a query</text:span></text:p>
            <text:p><text:span text:style-name="T6">Execute a existed query</text:span></text:p>
            <text:p><text:span text:style-name="T15">- Go to Saved query</text:span></text:p>
            <text:p><text:span text:style-name="T15">- <text:s/>Click Execute <text:s/>icon of a save query</text:span></text:p>
            <text:p><text:span text:style-name="T6">Edit Query</text:span></text:p>
            <text:p><text:span text:style-name="T15">- Go to Saved query</text:span></text:p>
            <text:p><text:span text:style-name="T15">- Click on corresponding Edit icon of a </text:span><text:span text:style-name="T15">query</text:span></text:p>
            <text:p><text:span text:style-name="T15">- perform to edit the query</text:span></text:p>
            <text:p><text:span text:style-name="T6">Delete Query</text:span></text:p>
            <text:p><text:span text:style-name="T15">- Go to Saved query</text:span></text:p>
            <text:p><text:span text:style-name="T15">- Click on corresponding Delete icon </text:span><text:span text:style-name="T15">of a query</text:span></text:p>
            <text:p><text:span text:style-name="T15">- Click Ok</text:span></text:p>
          </table:table-cell>
          <table:table-cell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ECMS_62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View_Mode</text:p>
          </table:table-cell>
          <table:table-cell table:style-name="ce53" office:value-type="string">
            <text:p>Select view mode</text:p>
          </table:table-cell>
          <table:table-cell table:style-name="ce53" office:value-type="string">
            <text:p>Step 1: Select view mode</text:p>
          </table:table-cell>
          <table:table-cell table:style-name="ce41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office:value-type="string">
            <text:p>Display selected view proper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ECMS_6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Browsing_Preferences</text:p>
          </table:table-cell>
          <table:table-cell table:style-name="ce53" office:value-type="string">
            <text:p>Set up browsing Preferences</text:p>
          </table:table-cell>
          <table:table-cell table:style-name="ce53" office:value-type="string">
            <text:p>Step 1: Set up browsing Preferences</text:p>
          </table:table-cell>
          <table:table-cell table:style-name="ce4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ECMS_6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Preference_Filter</text:p>
          </table:table-cell>
          <table:table-cell table:style-name="ce53" office:value-type="string">
            <text:p>Set up Preferences for quick filter</text:p>
          </table:table-cell>
          <table:table-cell table:style-name="ce53" office:value-type="string">
            <text:p>Step 1: Set up Preferences for quick filter</text:p>
          </table:table-cell>
          <table:table-cell table:style-name="ce67" office:value-type="string">
            <text:p>- Go to a driver</text:p>
            <text:p>- Click Set up preferences OR Set up filter preferences <text:s/>icon on left pane </text:p>
          </table:table-cell>
          <table:table-cell table:style-name="ce65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ECMS_6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Quick_Filter</text:p>
          </table:table-cell>
          <table:table-cell table:style-name="ce53" office:value-type="string">
            <text:p>Quick Filter by Items/Type</text:p>
          </table:table-cell>
          <table:table-cell table:style-name="ce53" office:value-type="string">
            <text:p>Step 1: Quick Filter by Items/Type</text:p>
          </table:table-cell>
          <table:table-cell table:style-name="ce41" office:value-type="string">
            <text:p>- Go to a folder tree</text:p>
            <text:p>- Click on item/type which need filter</text:p>
          </table:table-cell>
          <table:table-cell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7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ECMS_66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2" office:value-type="string">
            <text:p>Manage Clipboard (Paste/Delete)</text:p>
          </table:table-cell>
          <table:table-cell table:style-name="ce52" office:value-type="string">
            <text:p>Step 1: Manage Clipboard (Paste/Delete)</text:p>
          </table:table-cell>
          <table:table-cell table:style-name="ce41" office:value-type="string">
            <text:p><text:span text:style-name="T4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4">Delete Action</text:span></text:p>
            <text:p><text:span text:style-name="T4">- </text:span><text:span text:style-name="T10">Click corresponding Delete icon of a </text:span><text:span text:style-name="T10">action</text:span></text:p>
          </table:table-cell>
          <table:table-cell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ECMS_67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4" office:value-type="string">
            <text:p>Manage Folksonomy (Add/Edit/Delete)</text:p>
          </table:table-cell>
          <table:table-cell table:style-name="ce54" office:value-type="string">
            <text:p>Step 1: Manage Folksonomy (Add/Edit/Delete)</text:p>
          </table:table-cell>
          <table:table-cell table:style-name="ce68" office:value-type="string">
            <text:p><text:span text:style-name="T2">Create new Floksonomy</text:span></text:p>
            <text:p><text:span text:style-name="T15">- Go to Site </text:span><text:span text:style-name="T15">Administration/Ontologies/Manage </text:span><text:span text:style-name="T15">Folksonomy</text:span></text:p>
            <text:p><text:span text:style-name="T15">- Click on Add style button </text:span></text:p>
            <text:p><text:span text:style-name="T15">- Input required field</text:span></text:p>
            <text:p><text:span text:style-name="T15">- Click Update</text:span></text:p>
            <text:p><text:span text:style-name="T2">Edit a folksonomy</text:span></text:p>
            <text:p><text:span text:style-name="T3">- Click corresponding Edit icon <text:s/>with </text:span><text:span text:style-name="T3">folksonomy you want to edit</text:span></text:p>
            <text:p><text:span text:style-name="T3">- Put new value</text:span></text:p>
            <text:p><text:span text:style-name="T3">- Click Update button</text:span></text:p>
            <text:p><text:span text:style-name="T4">Delete Floksonomy</text:span></text:p>
            <text:p><text:span text:style-name="T16">- Click corresponding Delete icon <text:s/></text:span><text:span text:style-name="T16">with folksonomy you want to delete</text:span></text:p>
            <text:p><text:span text:style-name="T16">- Click OK</text:span></text:p>
          </table:table-cell>
          <table:table-cell table:style-name="ce20"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ECMS_68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4" office:value-type="string">
            <text:p>Manage Taxonomy Tree (Add/Edit/Delete)</text:p>
          </table:table-cell>
          <table:table-cell table:style-name="ce54" office:value-type="string">
            <text:p>Step 1: Manage Taxonomy Tree (Add/Edit/Delete)</text:p>
          </table:table-cell>
          <table:table-cell table:style-name="ce39" office:value-type="string">
            <text:p><text:span text:style-name="T4">Create new taxonomy tree</text:span></text:p>
            <text:p><text:span text:style-name="T15">- Go to Site </text:span><text:span text:style-name="T15">Administration/Ontologies/Manage </text:span><text:span text:style-name="T15">Taxonomy trees</text:span></text:p>
            <text:p><text:span text:style-name="T15">- Click on Add Taxonomy tree button</text:span></text:p>
            <text:p><text:span text:style-name="T15">- Input required field</text:span></text:p>
            <text:p>- Add/copy/cut/paste/delete category in taxonomy tree</text:p>
            <text:p><text:span text:style-name="T4">Edit The Taxonomy tree</text:span></text:p>
            <text:p><text:span text:style-name="T16">- Click Edit icon corresponding with </text:span><text:span text:style-name="T16">taxonomy tree you want to edit</text:span></text:p>
            <text:p><text:span text:style-name="T16">- Perform to edit</text:span></text:p>
            <text:p><text:span text:style-name="T6">Delete Taxonomy</text:span></text:p>
            <text:p><text:span text:style-name="T16">- Click corresponding Delete icon <text:s/></text:span><text:span text:style-name="T16">with taxonomy tree you want to edit</text:span></text:p>
            <text:p><text:span text:style-name="T16">- Click OK</text:span></text:p>
          </table:table-cell>
          <table:table-cell table:style-name="ce3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office:value-type="string">
            <text:p>SNF_ECMS_69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4" office:value-type="string">
            <text:p>Manage Template(Add/Edit/Delete)</text:p>
          </table:table-cell>
          <table:table-cell table:style-name="ce54" office:value-type="string">
            <text:p>Step 1: Manage Template(Add/Edit/Delete)</text:p>
          </table:table-cell>
          <table:table-cell table:style-name="ce68" office:value-type="string">
            <text:p><text:span text:style-name="T2">Create new template when put </text:span><text:span text:style-name="T2">valid value in fields</text:span></text:p>
            <text:p><text:span text:style-name="T15">- Go to Site Administration/Content </text:span><text:span text:style-name="T15">Presentation/Manage Templates</text:span></text:p>
            <text:p><text:span text:style-name="T3">- Click Add button </text:span></text:p>
            <text:p><text:span text:style-name="T3">- Put value in required fields</text:span></text:p>
            <text:p><text:span text:style-name="T3">- Click Save button</text:span></text:p>
            <text:p><text:span text:style-name="T4">Edit template : </text:span></text:p>
            <text:p><text:span text:style-name="T10">- Click on corresponding Edit icon of </text:span><text:span text:style-name="T10">template you want to edit</text:span></text:p>
            <text:p><text:span text:style-name="T10">- perform to edit The tempate</text:span></text:p>
            <text:p><text:span text:style-name="T10">- Click Save button</text:span></text:p>
            <text:p><text:span text:style-name="T10">Delete Template</text:span></text:p>
            <text:p><text:span text:style-name="T15">- Click on corresponding Delete icon </text:span><text:span text:style-name="T15">of template you want to delete</text:span></text:p>
            <text:p><text:span text:style-name="T15">- Click Ok</text:span></text:p>
          </table:table-cell>
          <table:table-cell table:style-name="ce20"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office:value-type="string">
            <text:p>SNF_ECMS_70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4" office:value-type="string">
            <text:p>Manage Metadata(View/Edit/Delete)</text:p>
          </table:table-cell>
          <table:table-cell table:style-name="ce54" office:value-type="string">
            <text:p>Step 1: Manage Metadata(View/Edit/Delete)</text:p>
          </table:table-cell>
          <table:table-cell office:value-type="string">
            <text:p><text:span text:style-name="T15">- Go to Site Administration/Content </text:span><text:span text:style-name="T15">Presentation/Manage Metadata</text:span></text:p>
            <text:p><text:span text:style-name="T4">View Metadata</text:span></text:p>
            <text:p><text:span text:style-name="T4">- </text:span><text:span text:style-name="T10">Click corresponding View icon of </text:span><text:span text:style-name="T10">Metadata you want to View</text:span></text:p>
            <text:p><text:span text:style-name="T4">Edit Metadata</text:span></text:p>
            <text:p><text:span text:style-name="T6">- </text:span><text:span text:style-name="T15">Click corresponding Edit icon of </text:span><text:span text:style-name="T15">Metadata you want to edit</text:span></text:p>
            <text:p><text:span text:style-name="T15">- Perform to edit</text:span></text:p>
            <text:p><text:span text:style-name="T15">- Click Apply</text:span></text:p>
            <text:p><text:span text:style-name="T4">Delete Metadata</text:span></text:p>
            <text:p><text:span text:style-name="T6">- </text:span><text:span text:style-name="T15">Click corresponding Delete icon of </text:span><text:span text:style-name="T15">Metadata you want to delete</text:span></text:p>
          </table:table-cell>
          <table:table-cell table:style-name="ce2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6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office:value-type="string">
            <text:p>SNF_ECMS_71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4" office:value-type="string">
            <text:p>Manage Views(Add/View/Edit/Delete)</text:p>
          </table:table-cell>
          <table:table-cell table:style-name="ce54" office:value-type="string">
            <text:p>Step 1: Manage Views(Add/View/Edit/Delete)</text:p>
          </table:table-cell>
          <table:table-cell office:value-type="string">
            <text:p><text:span text:style-name="T4">Create new view</text:span></text:p>
            <text:p><text:span text:style-name="T15">- Go to Site Administration/Content </text:span><text:span text:style-name="T15">Presentation/Manage Views</text:span><text:span text:style-name="T4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4">View </text:span></text:p>
            <text:p><text:span text:style-name="T10">- Click on corresponding View icon of </text:span><text:span text:style-name="T10">View you want to view</text:span></text:p>
            <text:p><text:span text:style-name="T4">Edit a View</text:span></text:p>
            <text:p><text:span text:style-name="T15">- Click on corresponding Edit icon of </text:span><text:span text:style-name="T15">View you want to edit</text:span></text:p>
            <text:p><text:span text:style-name="T15">- Perform to edit</text:span></text:p>
            <text:p><text:span text:style-name="T6">Delete a view</text:span></text:p>
            <text:p>- Click Delete icon on The View</text:p>
            <text:p>- Click OK on confirm message</text:p>
          </table:table-cell>
          <table:table-cell table:style-name="ce20" office:value-type="string">
            <text:p>- A new view is created successfully</text:p>
            <text:p>- View is edited</text:p>
            <text:p>- View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office:value-type="string">
            <text:p>SNF_ECMS_72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4" office:value-type="string">
            <text:p>Manage Drive(Add/Edit/Delete)</text:p>
          </table:table-cell>
          <table:table-cell table:style-name="ce54" office:value-type="string">
            <text:p>Step 1: Manage Drive(Add/Edit/Delete)</text:p>
          </table:table-cell>
          <table:table-cell office:value-type="string">
            <text:p><text:span text:style-name="T4">Create new drive </text:span></text:p>
            <text:p><text:span text:style-name="T15">- Go to Administration/Content </text:span><text:span text:style-name="T15">Presentation/Manage Drivers</text:span></text:p>
            <text:p>- Click on Add Drive button </text:p>
            <text:p>- Put value in required field</text:p>
            <text:p>- Click Save button</text:p>
            <text:p><text:span text:style-name="T4">Edit a drive</text:span></text:p>
            <text:p>- Open 1 drive to edit</text:p>
            <text:p>- Edit properties</text:p>
            <text:p><text:span text:style-name="T4">Delete a drive</text:span></text:p>
            <text:p>- Click Delete icon on a drive</text:p>
            <text:p>- Click OK on confirm message</text:p>
          </table:table-cell>
          <table:table-cell table:style-name="ce20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office:value-type="string">
            <text:p>SNF_ECMS_73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4" office:value-type="string">
            <text:p>Namespace registry</text:p>
          </table:table-cell>
          <table:table-cell table:style-name="ce54" office:value-type="string">
            <text:p>Step 1: Namespace registry</text:p>
          </table:table-cell>
          <table:table-cell office:value-type="string">
            <text:p><text:span text:style-name="T15">- Go to Administration/Types of </text:span><text:span text:style-name="T15">Content/Namespace Registry</text:span></text:p>
            <text:p>- Click on Register button </text:p>
            <text:p>- Put value in required fields</text:p>
            <text:p>- Click Save button </text:p>
          </table:table-cell>
          <table:table-cell table:style-name="ce20"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office:value-type="string">
            <text:p>SNF_ECMS_74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ADM\Node_Type</text:p>
          </table:table-cell>
          <table:table-cell table:style-name="ce54" office:value-type="string">
            <text:p>Manage Node types(Add/View)</text:p>
          </table:table-cell>
          <table:table-cell table:style-name="ce54" office:value-type="string">
            <text:p>Step 1: Manage Node types(Add/View)</text:p>
          </table:table-cell>
          <table:table-cell office:value-type="string">
            <text:p><text:span text:style-name="T4">Add new node type</text:span></text:p>
            <text:p><text:span text:style-name="T15">- Go to Administration/Types of </text:span><text:span text:style-name="T15">Content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4">View Node type</text:span></text:p>
            <text:p>- Click on <text:s/>corresponding View icon of Node Type</text:p>
            <text:p/>
          </table:table-cell>
          <table:table-cell table:style-name="ce20"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office:value-type="string">
            <text:p>SNF_ECMS_75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4" office:value-type="string">
            <text:p>Manage Query(Add/Edit/Delete)</text:p>
          </table:table-cell>
          <table:table-cell table:style-name="ce54" office:value-type="string">
            <text:p>Step 1: Manage Query(Add/Edit/Delete)</text:p>
          </table:table-cell>
          <table:table-cell office:value-type="string">
            <text:p><text:span text:style-name="T4">Add a query</text:span></text:p>
            <text:p><text:span text:style-name="T15">- Go to Administration/Advanced </text:span><text:span text:style-name="T15">configuration/manage Queries</text:span></text:p>
            <text:p><text:span text:style-name="T15">- Click on Add Query button</text:span></text:p>
            <text:p><text:span text:style-name="T15">- Input all required field</text:span></text:p>
            <text:p><text:span text:style-name="T15">- Click Save</text:span></text:p>
            <text:p><text:span text:style-name="T6">Edit Query</text:span></text:p>
            <text:p><text:span text:style-name="T6">- </text:span><text:span text:style-name="T15">Click on Edit this query of a query, </text:span><text:span text:style-name="T15">perform to edit</text:span></text:p>
            <text:p><text:span text:style-name="T6">Delete Query</text:span></text:p>
            <text:p><text:span text:style-name="T6">- </text:span><text:span text:style-name="T15">Click on Delete this query icon of a </text:span><text:span text:style-name="T15">query</text:span></text:p>
            <text:p><text:span text:style-name="T15">- Click Ok to confirm </text:span></text:p>
          </table:table-cell>
          <table:table-cell table:style-name="ce20" office:value-type="string">
            <text:p>The query is added/edited/Deleted successfully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office:value-type="string">
            <text:p>SNF_ECMS_76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4" office:value-type="string">
            <text:p>Manage Script(Add/Edit/Delete)</text:p>
          </table:table-cell>
          <table:table-cell table:style-name="ce54" office:value-type="string">
            <text:p>Step 1: Manage Script(Add/Edit/Delete)</text:p>
          </table:table-cell>
          <table:table-cell office:value-type="string">
            <text:p><text:span text:style-name="T4">Create script</text:span></text:p>
            <text:p><text:span text:style-name="T15">- Go to Administration/Advanced </text:span><text:span text:style-name="T15">configuration/Manage script</text:span></text:p>
            <text:p><text:span text:style-name="T10">- Click Add button and input </text:span><text:span text:style-name="T10">information for new scrip</text:span></text:p>
            <text:p>- Click Save</text:p>
            <text:p><text:span text:style-name="T4">Edit script</text:span></text:p>
            <text:p><text:span text:style-name="T6">- </text:span><text:span text:style-name="T15">Click on Edit <text:s/>of a Script, perform to </text:span><text:span text:style-name="T15">edit</text:span></text:p>
            <text:p><text:span text:style-name="T4">Delete script</text:span></text:p>
            <text:p><text:span text:style-name="T4">- </text:span><text:span text:style-name="T10">Click on Delete icon of a script</text:span></text:p>
            <text:p><text:span text:style-name="T10">- Click OK to confirm</text:span></text:p>
          </table:table-cell>
          <table:table-cell table:style-name="ce2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office:value-type="string">
            <text:p>SNF_ECMS_77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4" office:value-type="string">
            <text:p>Manage Action</text:p>
          </table:table-cell>
          <table:table-cell table:style-name="ce54" office:value-type="string">
            <text:p>Step 1: Manage Action</text:p>
          </table:table-cell>
          <table:table-cell table:style-name="ce69" office:value-type="string">
            <text:p><text:span text:style-name="T23">- Go to Administration/Advanced </text:span><text:span text:style-name="T23">configuration/Manage Action</text:span></text:p>
            <text:p><text:span text:style-name="T23">- Click on Add button</text:span></text:p>
            <text:p><text:span text:style-name="T23">- Input required fields</text:span></text:p>
            <text:p><text:span text:style-name="T23">- Click Save</text:span></text:p>
          </table:table-cell>
          <table:table-cell table:style-name="ce2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office:value-type="string">
            <text:p>SNF_ECMS_78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55" office:value-type="string">
            <text:p>Manage Lock/Unlock</text:p>
          </table:table-cell>
          <table:table-cell table:style-name="ce55" office:value-type="string">
            <text:p>Step 1: Manage Lock/Unlock</text:p>
          </table:table-cell>
          <table:table-cell table:style-name="ce69" office:value-type="string">
            <text:p><text:span text:style-name="T4">Unlock node</text:span></text:p>
            <text:p><text:span text:style-name="T10">- Go to Site explorer : perform to lock </text:span><text:span text:style-name="T10">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4">Manage Lock</text:span></text:p>
            <text:p><text:span text:style-name="T10">- Go to Manage lock tab</text:span></text:p>
            <text:p><text:span text:style-name="T10">- Perform to add some group user </text:span><text:span text:style-name="T10">which have permission to unlock a </text:span><text:span text:style-name="T10">locked node</text:span></text:p>
            <text:p>- Can Delete permission of group user by click Delete icon</text:p>
          </table:table-cell>
          <table:table-cell table:style-name="ce20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office:value-type="string">
            <text:p>SNF_ECMS_79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Approve</text:p>
          </table:table-cell>
          <table:table-cell table:style-name="ce56" office:value-type="string">
            <text:p>Approve a content</text:p>
          </table:table-cell>
          <table:table-cell table:style-name="ce56" office:value-type="string">
            <text:p>Step 1: Approve a content</text:p>
          </table:table-cell>
          <table:table-cell table:style-name="ce21" office:value-type="string">
            <text:p>- Create new drive in Collaboration workspace</text:p>
            <text:p>- Login by normal user, add a document in<text:span text:style-name="T4"> Validation</text:span> folder</text:p>
            <text:p>- Login by user is in validator:/platform/administrators group</text:p>
            <text:p>- Click on <text:span text:style-name="T4">Manage</text:span> of content publishing process</text:p>
            <text:p>- Select <text:span text:style-name="T4">Start date</text:span> and <text:span text:style-name="T4">End date</text:span></text:p>
            <text:p>- Click on <text:span text:style-name="T4">Approve</text:span> button</text:p>
          </table:table-cell>
          <table:table-cell table:style-name="ce21" office:value-type="string">
            <text:p>- If the current time is less than End time, the document will be stored in <text:span text:style-name="T4">Live</text:span> folder</text:p>
            <text:p>- If the current time is equal or greater than End time, the document will be stored in <text:span text:style-name="T4">Backup</text:span>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office:value-type="string">
            <text:p>SNF_ECMS_80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isapprove</text:p>
          </table:table-cell>
          <table:table-cell table:style-name="ce56" office:value-type="string">
            <text:p>Disapprove a content</text:p>
          </table:table-cell>
          <table:table-cell table:style-name="ce56" office:value-type="string">
            <text:p>Step 1: Disapprov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Disapprove</text:span> button</text:p>
          </table:table-cell>
          <table:table-cell table:style-name="ce21" office:value-type="string">
            <text:p>This document still stored in <text:span text:style-name="T4">Validation Request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office:value-type="string">
            <text:p>SNF_ECMS_81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elegate</text:p>
          </table:table-cell>
          <table:table-cell table:style-name="ce56" office:value-type="string">
            <text:p>Delegate a content</text:p>
          </table:table-cell>
          <table:table-cell table:style-name="ce56" office:value-type="string">
            <text:p>Step 1: Delegat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Select user in Delegate field</text:p>
            <text:p>- Click on <text:span text:style-name="T4">Delegate</text:span> button</text:p>
          </table:table-cell>
          <table:table-cell table:style-name="ce21" office:value-type="string">
            <text:p>This process is delegated to user that set in Delegate fiel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office:value-type="string">
            <text:p>SNF_ECMS_82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Refuse</text:p>
          </table:table-cell>
          <table:table-cell table:style-name="ce56" office:value-type="string">
            <text:p>Refuse a content</text:p>
          </table:table-cell>
          <table:table-cell table:style-name="ce56" office:value-type="string">
            <text:p>Step 1: Refus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Refuse</text:span> button</text:p>
          </table:table-cell>
          <table:table-cell table:style-name="ce21" office:value-type="string">
            <text:p>This document will be stored in <text:span text:style-name="T4">Trash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office:value-type="string">
            <text:p>SNF_ECMS_83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Grand</text:p>
          </table:table-cell>
          <table:table-cell table:style-name="ce55" office:value-type="string">
            <text:p>Grand a pay raise</text:p>
          </table:table-cell>
          <table:table-cell table:style-name="ce5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Grand</text:span><text:span text:style-name="T15"> button</text:span></text:p>
            <text:p><text:span text:style-name="T15">- Login by use Is in …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office:value-type="string">
            <text:p>SNF_ECMS_84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Refuse</text:p>
          </table:table-cell>
          <table:table-cell table:style-name="ce55" office:value-type="string">
            <text:p>Refuse a pay raise</text:p>
          </table:table-cell>
          <table:table-cell table:style-name="ce55" office:value-type="string">
            <text:p>Step 1: Refuse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Deny</text:span><text:span text:style-name="T15"> button</text:span></text:p>
            <text:p/>
          </table:table-cell>
          <table:table-cell table:style-name="ce20" office:value-type="string">
            <text:p>Pay raise process is refus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office:value-type="string">
            <text:p>SNF_ECMS_85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Approve</text:span><text:span text:style-name="T15"> button</text:span></text:p>
            <text:p><text:span text:style-name="T15">- Login by use Is in </text:span><text:span text:style-name="T15">validator:/platform/administrators </text:span><text:span text:style-name="T15">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office:value-type="string">
            <text:p>SNF_ECMS_86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Disapprove</text:p>
          </table:table-cell>
          <table:table-cell office:value-type="string">
            <text:p>Disapprove holiday process</text:p>
          </table:table-cell>
          <table:table-cell office:value-type="string">
            <text:p>Step 1: Dis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Disapprov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office:value-type="string">
            <text:p>SNF_ECMS_87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Refuse</text:p>
          </table:table-cell>
          <table:table-cell office:value-type="string">
            <text:p>Refuse a holiday process</text:p>
          </table:table-cell>
          <table:table-cell office:value-type="string">
            <text:p>Step 1: Refuse a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Refus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88">
            <text:p>088</text:p>
          </table:table-cell>
          <table:table-cell office:value-type="string">
            <text:p>SNF_ECMS_88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0"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89">
            <text:p>089</text:p>
          </table:table-cell>
          <table:table-cell office:value-type="string">
            <text:p>SNF_ECMS_89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4">Upload</text:span> button</text:p>
            <text:p>- Select file to upload</text:p>
          </table:table-cell>
          <table:table-cell table:style-name="ce20"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  <table:table-row table:style-name="ro12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79"/>
        <table:table-column table:style-name="co13" table:default-cell-style-name="ce81"/>
        <table:table-column table:style-name="co14" table:default-cell-style-name="ce83"/>
        <table:table-column table:style-name="co15" table:default-cell-style-name="ce82"/>
        <table:table-column table:style-name="co16" table:default-cell-style-name="ce84"/>
        <table:table-column table:style-name="co17" table:default-cell-style-name="ce87"/>
        <table:table-row table:style-name="ro4">
          <table:table-cell table:style-name="ce77" office:value-type="string" table:number-columns-spanned="5" table:number-rows-spanned="2">
            <text:p><text:s/>Functionality List</text:p>
            <text:p><text:span text:style-name="T26">Product version: </text:span>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9">
          <table:covered-table-cell table:style-name="ce78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6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86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#ref!.[.B$5]:#ref!.[.B$947]=[.$A4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#ref!.[.B$5]:#ref!.[.B$947]=[.$A5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#ref!.[.B$5]:#ref!.[.B$947]=[.$A6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office:value-type="string">
            <text:p>Edit Single Content Viewer (Banner, Footer...) in Overview page</text:p>
          </table:table-cell>
          <table:table-cell table:formula="of:=SUMPRODUCT((#ref!.[.B$5]:#ref!.[.B$947]=[.$A7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#ref!.[.B$5]:#ref!.[.B$947]=[.$A8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82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#ref!.[.B$5]:#ref!.[.B$947]=[.$A9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82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85" office:value-type="string">
            <text:p>Show draft content from page</text:p>
          </table:table-cell>
          <table:table-cell table:formula="of:=SUMPRODUCT((#ref!.[.B$5]:#ref!.[.B$947]=[.$A10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82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85" office:value-type="string">
            <text:p>Show public content from page</text:p>
          </table:table-cell>
          <table:table-cell table:formula="of:=SUMPRODUCT((#ref!.[.B$5]:#ref!.[.B$947]=[.$A11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82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office:value-type="string">
            <text:p>Add/Edit/Delete page from Page Management</text:p>
          </table:table-cell>
          <table:table-cell table:formula="of:=SUMPRODUCT((#ref!.[.B$5]:#ref!.[.B$947]=[.$A12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82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office:value-type="string">
            <text:p>Create/edit/delete a portal (site)</text:p>
          </table:table-cell>
          <table:table-cell table:formula="of:=SUMPRODUCT((#ref!.[.B$5]:#ref!.[.B$947]=[.$A13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#ref!.[.B$5]:#ref!.[.B$947]=[.$A14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#ref!.[.B$5]:#ref!.[.B$979]=[.$A15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#ref!.[.B$5]:#ref!.[.B$979]=[.$A16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#ref!.[.B$5]:#ref!.[.B$979]=[.$A17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85" office:value-type="string">
            <text:p>Configuration for FCC portlet and create new document using it</text:p>
          </table:table-cell>
          <table:table-cell table:formula="of:=SUMPRODUCT((#ref!.[.B$5]:#ref!.[.B$979]=[.$A18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#ref!.[.B$5]:#ref!.[.B$979]=[.$A19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Show categories and documents </text:p>
          </table:table-cell>
          <table:table-cell table:formula="of:=SUMPRODUCT((#ref!.[.B$5]:#ref!.[.B$979]=[.$A20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Show content of category </text:p>
          </table:table-cell>
          <table:table-cell table:formula="of:=SUMPRODUCT((#ref!.[.B$5]:#ref!.[.B$979]=[.$A21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office:value-type="string">
            <text:p>Add new Events page</text:p>
          </table:table-cell>
          <table:table-cell table:formula="of:=SUMPRODUCT((#ref!.[.B$5]:#ref!.[.B$979]=[.$A22])*(#ref!.[.A$5]:#ref!.[.A$979]&lt;&gt;&quot;&quot;))" office:value-type="string" office:string-value="Err:501">
            <text:p>Err:501</text:p>
          </table:table-cell>
        </table:table-row>
        <table:table-row table:style-name="ro23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formula="of:=SUMPRODUCT((#ref!.[.B$5]:#ref!.[.B$979]=[.$A23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office:value-type="string">
            <text:p>Insert documents/medias in a web content by FCK Content Selector</text:p>
          </table:table-cell>
          <table:table-cell table:formula="of:=SUMPRODUCT((#ref!.[.B$5]:#ref!.[.B$979]=[.$A24])*(#ref!.[.A$5]:#ref!.[.A$979]&lt;&gt;&quot;&quot;))" office:value-type="string" office:string-value="Err:501">
            <text:p>Err:5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6">08/16/2010</text:date>, <text:time>14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hly </meta:initial-creator>
    <meta:creation-date>2010-08-10T15:50:28</meta:creation-date>
    <dc:date>2010-08-16T14:38:13</dc:date>
    <dc:creator>hanhly </dc:creator>
    <meta:editing-duration>PT12H13M03S</meta:editing-duration>
    <meta:editing-cycles>26</meta:editing-cycles>
    <meta:generator>OpenOffice.org/3.1$Linux OpenOffice.org_project/310m19$Build-9420</meta:generator>
    <meta:document-statistic meta:table-count="3" meta:cell-count="1249" meta:object-count="0"/>
  </office:meta>
</office:document-meta>
</file>